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QUIC" table:style-name="ta1">
        <table:table-column table:style-name="co1" table:number-columns-repeated="3" table:default-cell-style-name="Default"/>
        <table:table-row table:style-name="ro1">
          <table:table-cell office:value-type="float" office:value="356630" calcext:value-type="float">
            <text:p>356630</text:p>
          </table:table-cell>
          <table:table-cell office:value-type="float" office:value="793.572542971707" calcext:value-type="float">
            <text:p>793.572542971707</text:p>
          </table:table-cell>
          <table:table-cell office:value-type="float" office:value="35376472" calcext:value-type="float">
            <text:p>35376472</text:p>
          </table:table-cell>
        </table:table-row>
        <table:table-row table:style-name="ro1">
          <table:table-cell office:value-type="float" office:value="242164" calcext:value-type="float">
            <text:p>242164</text:p>
          </table:table-cell>
          <table:table-cell office:value-type="float" office:value="900.334682281429" calcext:value-type="float">
            <text:p>900.334682281429</text:p>
          </table:table-cell>
          <table:table-cell office:value-type="float" office:value="27253581" calcext:value-type="float">
            <text:p>27253581</text:p>
          </table:table-cell>
        </table:table-row>
        <table:table-row table:style-name="ro1">
          <table:table-cell office:value-type="float" office:value="150907" calcext:value-type="float">
            <text:p>150907</text:p>
          </table:table-cell>
          <table:table-cell office:value-type="float" office:value="900.045776537868" calcext:value-type="float">
            <text:p>900.045776537868</text:p>
          </table:table-cell>
          <table:table-cell office:value-type="float" office:value="16977901" calcext:value-type="float">
            <text:p>16977901</text:p>
          </table:table-cell>
        </table:table-row>
        <table:table-row table:style-name="ro1">
          <table:table-cell office:value-type="float" office:value="126280" calcext:value-type="float">
            <text:p>126280</text:p>
          </table:table-cell>
          <table:table-cell office:value-type="float" office:value="902.830408615774" calcext:value-type="float">
            <text:p>902.830408615774</text:p>
          </table:table-cell>
          <table:table-cell office:value-type="float" office:value="14251178" calcext:value-type="float">
            <text:p>14251178</text:p>
          </table:table-cell>
        </table:table-row>
        <table:table-row table:style-name="ro1">
          <table:table-cell office:value-type="float" office:value="110191" calcext:value-type="float">
            <text:p>110191</text:p>
          </table:table-cell>
          <table:table-cell office:value-type="float" office:value="899.821146917625" calcext:value-type="float">
            <text:p>899.821146917625</text:p>
          </table:table-cell>
          <table:table-cell office:value-type="float" office:value="12394024" calcext:value-type="float">
            <text:p>12394024</text:p>
          </table:table-cell>
        </table:table-row>
        <table:table-row table:style-name="ro1">
          <table:table-cell office:value-type="float" office:value="110191" calcext:value-type="float">
            <text:p>110191</text:p>
          </table:table-cell>
          <table:table-cell office:value-type="float" office:value="899.820929113993" calcext:value-type="float">
            <text:p>899.820929113993</text:p>
          </table:table-cell>
          <table:table-cell office:value-type="float" office:value="12394021" calcext:value-type="float">
            <text:p>12394021</text:p>
          </table:table-cell>
        </table:table-row>
        <table:table-row table:style-name="ro1">
          <table:table-cell office:value-type="float" office:value="97814" calcext:value-type="float">
            <text:p>97814</text:p>
          </table:table-cell>
          <table:table-cell office:value-type="float" office:value="901.712801848406" calcext:value-type="float">
            <text:p>901.712801848406</text:p>
          </table:table-cell>
          <table:table-cell office:value-type="float" office:value="11025017" calcext:value-type="float">
            <text:p>11025017</text:p>
          </table:table-cell>
        </table:table-row>
        <table:table-row table:style-name="ro1">
          <table:table-cell office:value-type="float" office:value="70496" calcext:value-type="float">
            <text:p>70496</text:p>
          </table:table-cell>
          <table:table-cell office:value-type="float" office:value="897.685542442124" calcext:value-type="float">
            <text:p>897.685542442124</text:p>
          </table:table-cell>
          <table:table-cell office:value-type="float" office:value="7910405" calcext:value-type="float">
            <text:p>7910405</text:p>
          </table:table-cell>
        </table:table-row>
        <table:table-row table:style-name="ro1">
          <table:table-cell office:value-type="float" office:value="61795" calcext:value-type="float">
            <text:p>61795</text:p>
          </table:table-cell>
          <table:table-cell office:value-type="float" office:value="900.825503681528" calcext:value-type="float">
            <text:p>900.825503681528</text:p>
          </table:table-cell>
          <table:table-cell office:value-type="float" office:value="6958314" calcext:value-type="float">
            <text:p>6958314</text:p>
          </table:table-cell>
        </table:table-row>
        <table:table-row table:style-name="ro1">
          <table:table-cell office:value-type="float" office:value="57424" calcext:value-type="float">
            <text:p>57424</text:p>
          </table:table-cell>
          <table:table-cell office:value-type="float" office:value="912.926441905823" calcext:value-type="float">
            <text:p>912.926441905823</text:p>
          </table:table-cell>
          <table:table-cell office:value-type="float" office:value="6552986" calcext:value-type="float">
            <text:p>6552986</text:p>
          </table:table-cell>
        </table:table-row>
        <table:table-row table:style-name="ro1">
          <table:table-cell office:value-type="float" office:value="54451" calcext:value-type="float">
            <text:p>54451</text:p>
          </table:table-cell>
          <table:table-cell office:value-type="float" office:value="903.267157627959" calcext:value-type="float">
            <text:p>903.267157627959</text:p>
          </table:table-cell>
          <table:table-cell office:value-type="float" office:value="6147975" calcext:value-type="float">
            <text:p>6147975</text:p>
          </table:table-cell>
        </table:table-row>
        <table:table-row table:style-name="ro1">
          <table:table-cell office:value-type="float" office:value="54257" calcext:value-type="float">
            <text:p>54257</text:p>
          </table:table-cell>
          <table:table-cell office:value-type="float" office:value="906.364303223547" calcext:value-type="float">
            <text:p>906.364303223547</text:p>
          </table:table-cell>
          <table:table-cell office:value-type="float" office:value="6147076" calcext:value-type="float">
            <text:p>6147076</text:p>
          </table:table-cell>
        </table:table-row>
        <table:table-row table:style-name="ro1">
          <table:table-cell office:value-type="float" office:value="52296" calcext:value-type="float">
            <text:p>52296</text:p>
          </table:table-cell>
          <table:table-cell office:value-type="float" office:value="911.417775738106" calcext:value-type="float">
            <text:p>911.417775738106</text:p>
          </table:table-cell>
          <table:table-cell office:value-type="float" office:value="5957938" calcext:value-type="float">
            <text:p>5957938</text:p>
          </table:table-cell>
        </table:table-row>
        <table:table-row table:style-name="ro1">
          <table:table-cell office:value-type="float" office:value="48341" calcext:value-type="float">
            <text:p>48341</text:p>
          </table:table-cell>
          <table:table-cell office:value-type="float" office:value="906.207484330072" calcext:value-type="float">
            <text:p>906.207484330072</text:p>
          </table:table-cell>
          <table:table-cell office:value-type="float" office:value="5475872" calcext:value-type="float">
            <text:p>5475872</text:p>
          </table:table-cell>
        </table:table-row>
        <table:table-row table:style-name="ro1">
          <table:table-cell office:value-type="float" office:value="45695" calcext:value-type="float">
            <text:p>45695</text:p>
          </table:table-cell>
          <table:table-cell office:value-type="float" office:value="899.800853485064" calcext:value-type="float">
            <text:p>899.800853485064</text:p>
          </table:table-cell>
          <table:table-cell office:value-type="float" office:value="5139550" calcext:value-type="float">
            <text:p>5139550</text:p>
          </table:table-cell>
        </table:table-row>
        <table:table-row table:style-name="ro1">
          <table:table-cell office:value-type="float" office:value="45679" calcext:value-type="float">
            <text:p>45679</text:p>
          </table:table-cell>
          <table:table-cell office:value-type="float" office:value="900.116027058386" calcext:value-type="float">
            <text:p>900.116027058386</text:p>
          </table:table-cell>
          <table:table-cell office:value-type="float" office:value="5139550" calcext:value-type="float">
            <text:p>5139550</text:p>
          </table:table-cell>
        </table:table-row>
        <table:table-row table:style-name="ro1">
          <table:table-cell office:value-type="float" office:value="44333" calcext:value-type="float">
            <text:p>44333</text:p>
          </table:table-cell>
          <table:table-cell office:value-type="float" office:value="904.194888683374" calcext:value-type="float">
            <text:p>904.194888683374</text:p>
          </table:table-cell>
          <table:table-cell office:value-type="float" office:value="5010709" calcext:value-type="float">
            <text:p>5010709</text:p>
          </table:table-cell>
        </table:table-row>
        <table:table-row table:style-name="ro1">
          <table:table-cell office:value-type="float" office:value="42469" calcext:value-type="float">
            <text:p>42469</text:p>
          </table:table-cell>
          <table:table-cell office:value-type="float" office:value="909.667757658527" calcext:value-type="float">
            <text:p>909.667757658527</text:p>
          </table:table-cell>
          <table:table-cell office:value-type="float" office:value="4829085" calcext:value-type="float">
            <text:p>4829085</text:p>
          </table:table-cell>
        </table:table-row>
        <table:table-row table:style-name="ro1">
          <table:table-cell office:value-type="float" office:value="39964" calcext:value-type="float">
            <text:p>39964</text:p>
          </table:table-cell>
          <table:table-cell office:value-type="float" office:value="905.82083875488" calcext:value-type="float">
            <text:p>905.82083875488</text:p>
          </table:table-cell>
          <table:table-cell office:value-type="float" office:value="4525028" calcext:value-type="float">
            <text:p>4525028</text:p>
          </table:table-cell>
        </table:table-row>
        <table:table-row table:style-name="ro1">
          <table:table-cell office:value-type="float" office:value="39454" calcext:value-type="float">
            <text:p>39454</text:p>
          </table:table-cell>
          <table:table-cell office:value-type="float" office:value="908.242915800679" calcext:value-type="float">
            <text:p>908.242915800679</text:p>
          </table:table-cell>
          <table:table-cell office:value-type="float" office:value="4479227" calcext:value-type="float">
            <text:p>4479227</text:p>
          </table:table-cell>
        </table:table-row>
        <table:table-row table:style-name="ro1">
          <table:table-cell office:value-type="float" office:value="38739" calcext:value-type="float">
            <text:p>38739</text:p>
          </table:table-cell>
          <table:table-cell office:value-type="float" office:value="906.179922042386" calcext:value-type="float">
            <text:p>906.179922042386</text:p>
          </table:table-cell>
          <table:table-cell office:value-type="float" office:value="4388063" calcext:value-type="float">
            <text:p>4388063</text:p>
          </table:table-cell>
        </table:table-row>
        <table:table-row table:style-name="ro1">
          <table:table-cell office:value-type="float" office:value="38631" calcext:value-type="float">
            <text:p>38631</text:p>
          </table:table-cell>
          <table:table-cell office:value-type="float" office:value="905.081825476949" calcext:value-type="float">
            <text:p>905.081825476949</text:p>
          </table:table-cell>
          <table:table-cell office:value-type="float" office:value="4370527" calcext:value-type="float">
            <text:p>4370527</text:p>
          </table:table-cell>
        </table:table-row>
        <table:table-row table:style-name="ro1">
          <table:table-cell office:value-type="float" office:value="37931" calcext:value-type="float">
            <text:p>37931</text:p>
          </table:table-cell>
          <table:table-cell office:value-type="float" office:value="900.610898737181" calcext:value-type="float">
            <text:p>900.610898737181</text:p>
          </table:table-cell>
          <table:table-cell office:value-type="float" office:value="4270134" calcext:value-type="float">
            <text:p>4270134</text:p>
          </table:table-cell>
        </table:table-row>
        <table:table-row table:style-name="ro1">
          <table:table-cell office:value-type="float" office:value="36850" calcext:value-type="float">
            <text:p>36850</text:p>
          </table:table-cell>
          <table:table-cell office:value-type="float" office:value="904.412048846676" calcext:value-type="float">
            <text:p>904.412048846676</text:p>
          </table:table-cell>
          <table:table-cell office:value-type="float" office:value="4165948" calcext:value-type="float">
            <text:p>4165948</text:p>
          </table:table-cell>
        </table:table-row>
        <table:table-row table:style-name="ro1">
          <table:table-cell office:value-type="float" office:value="36591" calcext:value-type="float">
            <text:p>36591</text:p>
          </table:table-cell>
          <table:table-cell office:value-type="float" office:value="904.940121887896" calcext:value-type="float">
            <text:p>904.940121887896</text:p>
          </table:table-cell>
          <table:table-cell office:value-type="float" office:value="4139083" calcext:value-type="float">
            <text:p>4139083</text:p>
          </table:table-cell>
        </table:table-row>
        <table:table-row table:style-name="ro1">
          <table:table-cell office:value-type="float" office:value="36448" calcext:value-type="float">
            <text:p>36448</text:p>
          </table:table-cell>
          <table:table-cell office:value-type="float" office:value="894.233099209833" calcext:value-type="float">
            <text:p>894.233099209833</text:p>
          </table:table-cell>
          <table:table-cell office:value-type="float" office:value="4074126" calcext:value-type="float">
            <text:p>4074126</text:p>
          </table:table-cell>
        </table:table-row>
        <table:table-row table:style-name="ro1">
          <table:table-cell office:value-type="float" office:value="36480" calcext:value-type="float">
            <text:p>36480</text:p>
          </table:table-cell>
          <table:table-cell office:value-type="float" office:value="893.448684210526" calcext:value-type="float">
            <text:p>893.448684210526</text:p>
          </table:table-cell>
          <table:table-cell office:value-type="float" office:value="4074126" calcext:value-type="float">
            <text:p>4074126</text:p>
          </table:table-cell>
        </table:table-row>
        <table:table-row table:style-name="ro1">
          <table:table-cell office:value-type="float" office:value="35854" calcext:value-type="float">
            <text:p>35854</text:p>
          </table:table-cell>
          <table:table-cell office:value-type="float" office:value="897.239024934456" calcext:value-type="float">
            <text:p>897.239024934456</text:p>
          </table:table-cell>
          <table:table-cell office:value-type="float" office:value="4021201" calcext:value-type="float">
            <text:p>4021201</text:p>
          </table:table-cell>
        </table:table-row>
        <table:table-row table:style-name="ro1">
          <table:table-cell office:value-type="float" office:value="35026" calcext:value-type="float">
            <text:p>35026</text:p>
          </table:table-cell>
          <table:table-cell office:value-type="float" office:value="896.71672471878" calcext:value-type="float">
            <text:p>896.71672471878</text:p>
          </table:table-cell>
          <table:table-cell office:value-type="float" office:value="3926050" calcext:value-type="float">
            <text:p>3926050</text:p>
          </table:table-cell>
        </table:table-row>
        <table:table-row table:style-name="ro1">
          <table:table-cell office:value-type="float" office:value="34662" calcext:value-type="float">
            <text:p>34662</text:p>
          </table:table-cell>
          <table:table-cell office:value-type="float" office:value="897.555824822572" calcext:value-type="float">
            <text:p>897.555824822572</text:p>
          </table:table-cell>
          <table:table-cell office:value-type="float" office:value="3888885" calcext:value-type="float">
            <text:p>3888885</text:p>
          </table:table-cell>
        </table:table-row>
        <table:table-row table:style-name="ro1">
          <table:table-cell office:value-type="float" office:value="34428" calcext:value-type="float">
            <text:p>34428</text:p>
          </table:table-cell>
          <table:table-cell office:value-type="float" office:value="901.811316370396" calcext:value-type="float">
            <text:p>901.811316370396</text:p>
          </table:table-cell>
          <table:table-cell office:value-type="float" office:value="3880945" calcext:value-type="float">
            <text:p>3880945</text:p>
          </table:table-cell>
        </table:table-row>
        <table:table-row table:style-name="ro1">
          <table:table-cell office:value-type="float" office:value="33640" calcext:value-type="float">
            <text:p>33640</text:p>
          </table:table-cell>
          <table:table-cell office:value-type="float" office:value="902.147919143876" calcext:value-type="float">
            <text:p>902.147919143876</text:p>
          </table:table-cell>
          <table:table-cell office:value-type="float" office:value="3793532" calcext:value-type="float">
            <text:p>3793532</text:p>
          </table:table-cell>
        </table:table-row>
        <table:table-row table:style-name="ro1">
          <table:table-cell office:value-type="float" office:value="32738" calcext:value-type="float">
            <text:p>32738</text:p>
          </table:table-cell>
          <table:table-cell office:value-type="float" office:value="900.110697049301" calcext:value-type="float">
            <text:p>900.110697049301</text:p>
          </table:table-cell>
          <table:table-cell office:value-type="float" office:value="3683478" calcext:value-type="float">
            <text:p>3683478</text:p>
          </table:table-cell>
        </table:table-row>
        <table:table-row table:style-name="ro1">
          <table:table-cell office:value-type="float" office:value="32555" calcext:value-type="float">
            <text:p>32555</text:p>
          </table:table-cell>
          <table:table-cell office:value-type="float" office:value="901.559576101981" calcext:value-type="float">
            <text:p>901.559576101981</text:p>
          </table:table-cell>
          <table:table-cell office:value-type="float" office:value="3668784" calcext:value-type="float">
            <text:p>3668784</text:p>
          </table:table-cell>
        </table:table-row>
        <table:table-row table:style-name="ro1">
          <table:table-cell office:value-type="float" office:value="32519" calcext:value-type="float">
            <text:p>32519</text:p>
          </table:table-cell>
          <table:table-cell office:value-type="float" office:value="896.880223869123" calcext:value-type="float">
            <text:p>896.880223869123</text:p>
          </table:table-cell>
          <table:table-cell office:value-type="float" office:value="3645706" calcext:value-type="float">
            <text:p>3645706</text:p>
          </table:table-cell>
        </table:table-row>
        <table:table-row table:style-name="ro1">
          <table:table-cell office:value-type="float" office:value="31621" calcext:value-type="float">
            <text:p>31621</text:p>
          </table:table-cell>
          <table:table-cell office:value-type="float" office:value="901.494323392682" calcext:value-type="float">
            <text:p>901.494323392682</text:p>
          </table:table-cell>
          <table:table-cell office:value-type="float" office:value="3563269" calcext:value-type="float">
            <text:p>3563269</text:p>
          </table:table-cell>
        </table:table-row>
        <table:table-row table:style-name="ro1">
          <table:table-cell office:value-type="float" office:value="31148" calcext:value-type="float">
            <text:p>31148</text:p>
          </table:table-cell>
          <table:table-cell office:value-type="float" office:value="899.794272505458" calcext:value-type="float">
            <text:p>899.794272505458</text:p>
          </table:table-cell>
          <table:table-cell office:value-type="float" office:value="3503349" calcext:value-type="float">
            <text:p>3503349</text:p>
          </table:table-cell>
        </table:table-row>
        <table:table-row table:style-name="ro1">
          <table:table-cell office:value-type="float" office:value="30388" calcext:value-type="float">
            <text:p>30388</text:p>
          </table:table-cell>
          <table:table-cell office:value-type="float" office:value="902.336975121759" calcext:value-type="float">
            <text:p>902.336975121759</text:p>
          </table:table-cell>
          <table:table-cell office:value-type="float" office:value="3427527" calcext:value-type="float">
            <text:p>3427527</text:p>
          </table:table-cell>
        </table:table-row>
        <table:table-row table:style-name="ro1">
          <table:table-cell office:value-type="float" office:value="30076" calcext:value-type="float">
            <text:p>30076</text:p>
          </table:table-cell>
          <table:table-cell office:value-type="float" office:value="902.725628408033" calcext:value-type="float">
            <text:p>902.725628408033</text:p>
          </table:table-cell>
          <table:table-cell office:value-type="float" office:value="3393797" calcext:value-type="float">
            <text:p>3393797</text:p>
          </table:table-cell>
        </table:table-row>
        <table:table-row table:style-name="ro1">
          <table:table-cell office:value-type="float" office:value="29804" calcext:value-type="float">
            <text:p>29804</text:p>
          </table:table-cell>
          <table:table-cell office:value-type="float" office:value="896.900281841364" calcext:value-type="float">
            <text:p>896.900281841364</text:p>
          </table:table-cell>
          <table:table-cell office:value-type="float" office:value="3341402" calcext:value-type="float">
            <text:p>3341402</text:p>
          </table:table-cell>
        </table:table-row>
        <table:table-row table:style-name="ro1">
          <table:table-cell office:value-type="float" office:value="29455" calcext:value-type="float">
            <text:p>29455</text:p>
          </table:table-cell>
          <table:table-cell office:value-type="float" office:value="903.237073501952" calcext:value-type="float">
            <text:p>903.237073501952</text:p>
          </table:table-cell>
          <table:table-cell office:value-type="float" office:value="3325606" calcext:value-type="float">
            <text:p>3325606</text:p>
          </table:table-cell>
        </table:table-row>
        <table:table-row table:style-name="ro1">
          <table:table-cell office:value-type="float" office:value="28982" calcext:value-type="float">
            <text:p>28982</text:p>
          </table:table-cell>
          <table:table-cell office:value-type="float" office:value="903.717065764958" calcext:value-type="float">
            <text:p>903.717065764958</text:p>
          </table:table-cell>
          <table:table-cell office:value-type="float" office:value="3273941" calcext:value-type="float">
            <text:p>3273941</text:p>
          </table:table-cell>
        </table:table-row>
        <table:table-row table:style-name="ro1">
          <table:table-cell office:value-type="float" office:value="28263" calcext:value-type="float">
            <text:p>28263</text:p>
          </table:table-cell>
          <table:table-cell office:value-type="float" office:value="903.09422212787" calcext:value-type="float">
            <text:p>903.09422212787</text:p>
          </table:table-cell>
          <table:table-cell office:value-type="float" office:value="3190519" calcext:value-type="float">
            <text:p>3190519</text:p>
          </table:table-cell>
        </table:table-row>
        <table:table-row table:style-name="ro1">
          <table:table-cell office:value-type="float" office:value="27851" calcext:value-type="float">
            <text:p>27851</text:p>
          </table:table-cell>
          <table:table-cell office:value-type="float" office:value="901.476858999677" calcext:value-type="float">
            <text:p>901.476858999677</text:p>
          </table:table-cell>
          <table:table-cell office:value-type="float" office:value="3138379" calcext:value-type="float">
            <text:p>3138379</text:p>
          </table:table-cell>
        </table:table-row>
        <table:table-row table:style-name="ro1">
          <table:table-cell office:value-type="float" office:value="27211" calcext:value-type="float">
            <text:p>27211</text:p>
          </table:table-cell>
          <table:table-cell office:value-type="float" office:value="902.378008893462" calcext:value-type="float">
            <text:p>902.378008893462</text:p>
          </table:table-cell>
          <table:table-cell office:value-type="float" office:value="3069326" calcext:value-type="float">
            <text:p>3069326</text:p>
          </table:table-cell>
        </table:table-row>
        <table:table-row table:style-name="ro1">
          <table:table-cell office:value-type="float" office:value="27009" calcext:value-type="float">
            <text:p>27009</text:p>
          </table:table-cell>
          <table:table-cell office:value-type="float" office:value="903.256544114925" calcext:value-type="float">
            <text:p>903.256544114925</text:p>
          </table:table-cell>
          <table:table-cell office:value-type="float" office:value="3049507" calcext:value-type="float">
            <text:p>3049507</text:p>
          </table:table-cell>
        </table:table-row>
        <table:table-row table:style-name="ro1">
          <table:table-cell office:value-type="float" office:value="26829" calcext:value-type="float">
            <text:p>26829</text:p>
          </table:table-cell>
          <table:table-cell office:value-type="float" office:value="902.914607327891" calcext:value-type="float">
            <text:p>902.914607327891</text:p>
          </table:table-cell>
          <table:table-cell office:value-type="float" office:value="3028037" calcext:value-type="float">
            <text:p>3028037</text:p>
          </table:table-cell>
        </table:table-row>
        <table:table-row table:style-name="ro1">
          <table:table-cell office:value-type="float" office:value="26144" calcext:value-type="float">
            <text:p>26144</text:p>
          </table:table-cell>
          <table:table-cell office:value-type="float" office:value="906.672888616891" calcext:value-type="float">
            <text:p>906.672888616891</text:p>
          </table:table-cell>
          <table:table-cell office:value-type="float" office:value="2963007" calcext:value-type="float">
            <text:p>2963007</text:p>
          </table:table-cell>
        </table:table-row>
        <table:table-row table:style-name="ro1">
          <table:table-cell office:value-type="float" office:value="25581" calcext:value-type="float">
            <text:p>25581</text:p>
          </table:table-cell>
          <table:table-cell office:value-type="float" office:value="903.832688323365" calcext:value-type="float">
            <text:p>903.832688323365</text:p>
          </table:table-cell>
          <table:table-cell office:value-type="float" office:value="2890118" calcext:value-type="float">
            <text:p>2890118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901.997131474104" calcext:value-type="float">
            <text:p>901.997131474104</text:p>
          </table:table-cell>
          <table:table-cell office:value-type="float" office:value="2830016" calcext:value-type="float">
            <text:p>2830016</text:p>
          </table:table-cell>
        </table:table-row>
        <table:table-row table:style-name="ro1">
          <table:table-cell office:value-type="float" office:value="25037" calcext:value-type="float">
            <text:p>25037</text:p>
          </table:table-cell>
          <table:table-cell office:value-type="float" office:value="899.055957183369" calcext:value-type="float">
            <text:p>899.055957183369</text:p>
          </table:table-cell>
          <table:table-cell office:value-type="float" office:value="2813708" calcext:value-type="float">
            <text:p>2813708</text:p>
          </table:table-cell>
        </table:table-row>
        <table:table-row table:style-name="ro1">
          <table:table-cell office:value-type="float" office:value="24720" calcext:value-type="float">
            <text:p>24720</text:p>
          </table:table-cell>
          <table:table-cell office:value-type="float" office:value="898.165372168285" calcext:value-type="float">
            <text:p>898.165372168285</text:p>
          </table:table-cell>
          <table:table-cell office:value-type="float" office:value="2775331" calcext:value-type="float">
            <text:p>2775331</text:p>
          </table:table-cell>
        </table:table-row>
        <table:table-row table:style-name="ro1">
          <table:table-cell office:value-type="float" office:value="24394" calcext:value-type="float">
            <text:p>24394</text:p>
          </table:table-cell>
          <table:table-cell office:value-type="float" office:value="897.067147659261" calcext:value-type="float">
            <text:p>897.067147659261</text:p>
          </table:table-cell>
          <table:table-cell office:value-type="float" office:value="2735382" calcext:value-type="float">
            <text:p>2735382</text:p>
          </table:table-cell>
        </table:table-row>
        <table:table-row table:style-name="ro1">
          <table:table-cell office:value-type="float" office:value="24222" calcext:value-type="float">
            <text:p>24222</text:p>
          </table:table-cell>
          <table:table-cell office:value-type="float" office:value="901.605812897366" calcext:value-type="float">
            <text:p>901.605812897366</text:p>
          </table:table-cell>
          <table:table-cell office:value-type="float" office:value="2729837" calcext:value-type="float">
            <text:p>2729837</text:p>
          </table:table-cell>
        </table:table-row>
        <table:table-row table:style-name="ro1">
          <table:table-cell office:value-type="float" office:value="24073" calcext:value-type="float">
            <text:p>24073</text:p>
          </table:table-cell>
          <table:table-cell office:value-type="float" office:value="900.228471731816" calcext:value-type="float">
            <text:p>900.228471731816</text:p>
          </table:table-cell>
          <table:table-cell office:value-type="float" office:value="2708900" calcext:value-type="float">
            <text:p>2708900</text:p>
          </table:table-cell>
        </table:table-row>
        <table:table-row table:style-name="ro1">
          <table:table-cell office:value-type="float" office:value="23794" calcext:value-type="float">
            <text:p>23794</text:p>
          </table:table-cell>
          <table:table-cell office:value-type="float" office:value="904.059510801042" calcext:value-type="float">
            <text:p>904.059510801042</text:p>
          </table:table-cell>
          <table:table-cell office:value-type="float" office:value="2688899" calcext:value-type="float">
            <text:p>2688899</text:p>
          </table:table-cell>
        </table:table-row>
        <table:table-row table:style-name="ro1">
          <table:table-cell office:value-type="float" office:value="23778" calcext:value-type="float">
            <text:p>23778</text:p>
          </table:table-cell>
          <table:table-cell office:value-type="float" office:value="897.568172260072" calcext:value-type="float">
            <text:p>897.568172260072</text:p>
          </table:table-cell>
          <table:table-cell office:value-type="float" office:value="2667797" calcext:value-type="float">
            <text:p>2667797</text:p>
          </table:table-cell>
        </table:table-row>
        <table:table-row table:style-name="ro1">
          <table:table-cell office:value-type="float" office:value="23717" calcext:value-type="float">
            <text:p>23717</text:p>
          </table:table-cell>
          <table:table-cell office:value-type="float" office:value="898.23940633301" calcext:value-type="float">
            <text:p>898.23940633301</text:p>
          </table:table-cell>
          <table:table-cell office:value-type="float" office:value="2662943" calcext:value-type="float">
            <text:p>2662943</text:p>
          </table:table-cell>
        </table:table-row>
        <table:table-row table:style-name="ro1">
          <table:table-cell office:value-type="float" office:value="23348" calcext:value-type="float">
            <text:p>23348</text:p>
          </table:table-cell>
          <table:table-cell office:value-type="float" office:value="894.203186568443" calcext:value-type="float">
            <text:p>894.203186568443</text:p>
          </table:table-cell>
          <table:table-cell office:value-type="float" office:value="2609732" calcext:value-type="float">
            <text:p>2609732</text:p>
          </table:table-cell>
        </table:table-row>
        <table:table-row table:style-name="ro1">
          <table:table-cell office:value-type="float" office:value="23195" calcext:value-type="float">
            <text:p>23195</text:p>
          </table:table-cell>
          <table:table-cell office:value-type="float" office:value="899.763224832938" calcext:value-type="float">
            <text:p>899.763224832938</text:p>
          </table:table-cell>
          <table:table-cell office:value-type="float" office:value="2608751" calcext:value-type="float">
            <text:p>2608751</text:p>
          </table:table-cell>
        </table:table-row>
        <table:table-row table:style-name="ro1">
          <table:table-cell office:value-type="float" office:value="22952" calcext:value-type="float">
            <text:p>22952</text:p>
          </table:table-cell>
          <table:table-cell office:value-type="float" office:value="902.795747647264" calcext:value-type="float">
            <text:p>902.795747647264</text:p>
          </table:table-cell>
          <table:table-cell office:value-type="float" office:value="2590121" calcext:value-type="float">
            <text:p>2590121</text:p>
          </table:table-cell>
        </table:table-row>
        <table:table-row table:style-name="ro1">
          <table:table-cell office:value-type="float" office:value="22849" calcext:value-type="float">
            <text:p>22849</text:p>
          </table:table-cell>
          <table:table-cell office:value-type="float" office:value="901.515514902184" calcext:value-type="float">
            <text:p>901.515514902184</text:p>
          </table:table-cell>
          <table:table-cell office:value-type="float" office:value="2574841" calcext:value-type="float">
            <text:p>2574841</text:p>
          </table:table-cell>
        </table:table-row>
        <table:table-row table:style-name="ro1">
          <table:table-cell office:value-type="float" office:value="22818" calcext:value-type="float">
            <text:p>22818</text:p>
          </table:table-cell>
          <table:table-cell office:value-type="float" office:value="902.158296082041" calcext:value-type="float">
            <text:p>902.158296082041</text:p>
          </table:table-cell>
          <table:table-cell office:value-type="float" office:value="2573181" calcext:value-type="float">
            <text:p>2573181</text:p>
          </table:table-cell>
        </table:table-row>
        <table:table-row table:style-name="ro1">
          <table:table-cell office:value-type="float" office:value="22812" calcext:value-type="float">
            <text:p>22812</text:p>
          </table:table-cell>
          <table:table-cell office:value-type="float" office:value="894.835349815886" calcext:value-type="float">
            <text:p>894.835349815886</text:p>
          </table:table-cell>
          <table:table-cell office:value-type="float" office:value="2551623" calcext:value-type="float">
            <text:p>2551623</text:p>
          </table:table-cell>
        </table:table-row>
        <table:table-row table:style-name="ro1">
          <table:table-cell office:value-type="float" office:value="22680" calcext:value-type="float">
            <text:p>22680</text:p>
          </table:table-cell>
          <table:table-cell office:value-type="float" office:value="897.980952380953" calcext:value-type="float">
            <text:p>897.980952380953</text:p>
          </table:table-cell>
          <table:table-cell office:value-type="float" office:value="2545776" calcext:value-type="float">
            <text:p>2545776</text:p>
          </table:table-cell>
        </table:table-row>
        <table:table-row table:style-name="ro1">
          <table:table-cell office:value-type="float" office:value="22493" calcext:value-type="float">
            <text:p>22493</text:p>
          </table:table-cell>
          <table:table-cell office:value-type="float" office:value="899.320499711021" calcext:value-type="float">
            <text:p>899.320499711021</text:p>
          </table:table-cell>
          <table:table-cell office:value-type="float" office:value="2528552" calcext:value-type="float">
            <text:p>2528552</text:p>
          </table:table-cell>
        </table:table-row>
        <table:table-row table:style-name="ro1">
          <table:table-cell office:value-type="float" office:value="22470" calcext:value-type="float">
            <text:p>22470</text:p>
          </table:table-cell>
          <table:table-cell office:value-type="float" office:value="892.146328437917" calcext:value-type="float">
            <text:p>892.146328437917</text:p>
          </table:table-cell>
          <table:table-cell office:value-type="float" office:value="2505816" calcext:value-type="float">
            <text:p>2505816</text:p>
          </table:table-cell>
        </table:table-row>
        <table:table-row table:style-name="ro1">
          <table:table-cell office:value-type="float" office:value="22357" calcext:value-type="float">
            <text:p>22357</text:p>
          </table:table-cell>
          <table:table-cell office:value-type="float" office:value="900.799212774523" calcext:value-type="float">
            <text:p>900.799212774523</text:p>
          </table:table-cell>
          <table:table-cell office:value-type="float" office:value="2517396" calcext:value-type="float">
            <text:p>2517396</text:p>
          </table:table-cell>
        </table:table-row>
        <table:table-row table:style-name="ro1">
          <table:table-cell office:value-type="float" office:value="22268" calcext:value-type="float">
            <text:p>22268</text:p>
          </table:table-cell>
          <table:table-cell office:value-type="float" office:value="899.872103466858" calcext:value-type="float">
            <text:p>899.872103466858</text:p>
          </table:table-cell>
          <table:table-cell office:value-type="float" office:value="2504794" calcext:value-type="float">
            <text:p>2504794</text:p>
          </table:table-cell>
        </table:table-row>
        <table:table-row table:style-name="ro1">
          <table:table-cell office:value-type="float" office:value="21924" calcext:value-type="float">
            <text:p>21924</text:p>
          </table:table-cell>
          <table:table-cell office:value-type="float" office:value="891.436964057654" calcext:value-type="float">
            <text:p>891.436964057654</text:p>
          </table:table-cell>
          <table:table-cell office:value-type="float" office:value="2442983" calcext:value-type="float">
            <text:p>2442983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897.253944954128" calcext:value-type="float">
            <text:p>897.253944954128</text:p>
          </table:table-cell>
          <table:table-cell office:value-type="float" office:value="2445017" calcext:value-type="float">
            <text:p>2445017</text:p>
          </table:table-cell>
        </table:table-row>
        <table:table-row table:style-name="ro1">
          <table:table-cell office:value-type="float" office:value="21761" calcext:value-type="float">
            <text:p>21761</text:p>
          </table:table-cell>
          <table:table-cell office:value-type="float" office:value="891.745416111392" calcext:value-type="float">
            <text:p>891.745416111392</text:p>
          </table:table-cell>
          <table:table-cell office:value-type="float" office:value="2425659" calcext:value-type="float">
            <text:p>2425659</text:p>
          </table:table-cell>
        </table:table-row>
        <table:table-row table:style-name="ro1">
          <table:table-cell office:value-type="float" office:value="21406" calcext:value-type="float">
            <text:p>21406</text:p>
          </table:table-cell>
          <table:table-cell office:value-type="float" office:value="897.025880594226" calcext:value-type="float">
            <text:p>897.025880594226</text:p>
          </table:table-cell>
          <table:table-cell office:value-type="float" office:value="2400217" calcext:value-type="float">
            <text:p>2400217</text:p>
          </table:table-cell>
        </table:table-row>
        <table:table-row table:style-name="ro1">
          <table:table-cell office:value-type="float" office:value="21355" calcext:value-type="float">
            <text:p>21355</text:p>
          </table:table-cell>
          <table:table-cell office:value-type="float" office:value="900.544509482557" calcext:value-type="float">
            <text:p>900.544509482557</text:p>
          </table:table-cell>
          <table:table-cell office:value-type="float" office:value="2403891" calcext:value-type="float">
            <text:p>2403891</text:p>
          </table:table-cell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float" office:value="897.690242057489" calcext:value-type="float">
            <text:p>897.690242057489</text:p>
          </table:table-cell>
          <table:table-cell office:value-type="float" office:value="2373493" calcext:value-type="float">
            <text:p>2373493</text:p>
          </table:table-cell>
        </table:table-row>
        <table:table-row table:style-name="ro1">
          <table:table-cell office:value-type="float" office:value="21138" calcext:value-type="float">
            <text:p>21138</text:p>
          </table:table-cell>
          <table:table-cell office:value-type="float" office:value="895.753240609329" calcext:value-type="float">
            <text:p>895.753240609329</text:p>
          </table:table-cell>
          <table:table-cell office:value-type="float" office:value="2366804" calcext:value-type="float">
            <text:p>2366804</text:p>
          </table:table-cell>
        </table:table-row>
        <table:table-row table:style-name="ro1">
          <table:table-cell office:value-type="float" office:value="20976" calcext:value-type="float">
            <text:p>20976</text:p>
          </table:table-cell>
          <table:table-cell office:value-type="float" office:value="895.316170861937" calcext:value-type="float">
            <text:p>895.316170861937</text:p>
          </table:table-cell>
          <table:table-cell office:value-type="float" office:value="2347519" calcext:value-type="float">
            <text:p>2347519</text:p>
          </table:table-cell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float" office:value="900.073341653067" calcext:value-type="float">
            <text:p>900.073341653067</text:p>
          </table:table-cell>
          <table:table-cell office:value-type="float" office:value="2344016" calcext:value-type="float">
            <text:p>2344016</text:p>
          </table:table-cell>
        </table:table-row>
        <table:table-row table:style-name="ro1">
          <table:table-cell office:value-type="float" office:value="20735" calcext:value-type="float">
            <text:p>20735</text:p>
          </table:table-cell>
          <table:table-cell office:value-type="float" office:value="898.664480347239" calcext:value-type="float">
            <text:p>898.664480347239</text:p>
          </table:table-cell>
          <table:table-cell office:value-type="float" office:value="2329226" calcext:value-type="float">
            <text:p>2329226</text:p>
          </table:table-cell>
        </table:table-row>
        <table:table-row table:style-name="ro1">
          <table:table-cell office:value-type="float" office:value="20646" calcext:value-type="float">
            <text:p>20646</text:p>
          </table:table-cell>
          <table:table-cell office:value-type="float" office:value="895.715974038555" calcext:value-type="float">
            <text:p>895.715974038555</text:p>
          </table:table-cell>
          <table:table-cell office:value-type="float" office:value="2311619" calcext:value-type="float">
            <text:p>2311619</text:p>
          </table:table-cell>
        </table:table-row>
        <table:table-row table:style-name="ro1">
          <table:table-cell office:value-type="float" office:value="20638" calcext:value-type="float">
            <text:p>20638</text:p>
          </table:table-cell>
          <table:table-cell office:value-type="float" office:value="896.161643570113" calcext:value-type="float">
            <text:p>896.161643570113</text:p>
          </table:table-cell>
          <table:table-cell office:value-type="float" office:value="2311873" calcext:value-type="float">
            <text:p>2311873</text:p>
          </table:table-cell>
        </table:table-row>
        <table:table-row table:style-name="ro1">
          <table:table-cell office:value-type="float" office:value="20518" calcext:value-type="float">
            <text:p>20518</text:p>
          </table:table-cell>
          <table:table-cell office:value-type="float" office:value="891.024076420704" calcext:value-type="float">
            <text:p>891.024076420704</text:p>
          </table:table-cell>
          <table:table-cell office:value-type="float" office:value="2285254" calcext:value-type="float">
            <text:p>2285254</text:p>
          </table:table-cell>
        </table:table-row>
        <table:table-row table:style-name="ro1">
          <table:table-cell office:value-type="float" office:value="20511" calcext:value-type="float">
            <text:p>20511</text:p>
          </table:table-cell>
          <table:table-cell office:value-type="float" office:value="896.844424942714" calcext:value-type="float">
            <text:p>896.844424942714</text:p>
          </table:table-cell>
          <table:table-cell office:value-type="float" office:value="2299397" calcext:value-type="float">
            <text:p>2299397</text:p>
          </table:table-cell>
        </table:table-row>
        <table:table-row table:style-name="ro1">
          <table:table-cell office:value-type="float" office:value="20488" calcext:value-type="float">
            <text:p>20488</text:p>
          </table:table-cell>
          <table:table-cell office:value-type="float" office:value="894.840296759078" calcext:value-type="float">
            <text:p>894.840296759078</text:p>
          </table:table-cell>
          <table:table-cell office:value-type="float" office:value="2291686" calcext:value-type="float">
            <text:p>2291686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899.158227848101" calcext:value-type="float">
            <text:p>899.158227848101</text:p>
          </table:table-cell>
          <table:table-cell office:value-type="float" office:value="2273072" calcext:value-type="float">
            <text:p>2273072</text:p>
          </table:table-cell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float" office:value="898.140460282108" calcext:value-type="float">
            <text:p>898.140460282108</text:p>
          </table:table-cell>
          <table:table-cell office:value-type="float" office:value="2268366" calcext:value-type="float">
            <text:p>2268366</text:p>
          </table:table-cell>
        </table:table-row>
        <table:table-row table:style-name="ro1">
          <table:table-cell office:value-type="float" office:value="20158" calcext:value-type="float">
            <text:p>20158</text:p>
          </table:table-cell>
          <table:table-cell office:value-type="float" office:value="897.85851771009" calcext:value-type="float">
            <text:p>897.85851771009</text:p>
          </table:table-cell>
          <table:table-cell office:value-type="float" office:value="2262379" calcext:value-type="float">
            <text:p>2262379</text:p>
          </table:table-cell>
        </table:table-row>
        <table:table-row table:style-name="ro1">
          <table:table-cell office:value-type="float" office:value="19971" calcext:value-type="float">
            <text:p>19971</text:p>
          </table:table-cell>
          <table:table-cell office:value-type="float" office:value="904.040058084222" calcext:value-type="float">
            <text:p>904.040058084222</text:p>
          </table:table-cell>
          <table:table-cell office:value-type="float" office:value="2256823" calcext:value-type="float">
            <text:p>2256823</text:p>
          </table:table-cell>
        </table:table-row>
      </table:table>
      <table:table table:name="HTTP" table:style-name="ta1">
        <table:table-column table:style-name="co1" table:number-columns-repeated="3" table:default-cell-style-name="Default"/>
        <table:table-row table:style-name="ro1">
          <table:table-cell office:value-type="float" office:value="311282" calcext:value-type="float">
            <text:p>311282</text:p>
          </table:table-cell>
          <table:table-cell office:value-type="float" office:value="909.181385367609" calcext:value-type="float">
            <text:p>909.181385367609</text:p>
          </table:table-cell>
          <table:table-cell office:value-type="float" office:value="35376475" calcext:value-type="float">
            <text:p>35376475</text:p>
          </table:table-cell>
        </table:table-row>
        <table:table-row table:style-name="ro1">
          <table:table-cell office:value-type="float" office:value="240030" calcext:value-type="float">
            <text:p>240030</text:p>
          </table:table-cell>
          <table:table-cell office:value-type="float" office:value="908.339357580302" calcext:value-type="float">
            <text:p>908.339357580302</text:p>
          </table:table-cell>
          <table:table-cell office:value-type="float" office:value="27253587" calcext:value-type="float">
            <text:p>27253587</text:p>
          </table:table-cell>
        </table:table-row>
        <table:table-row table:style-name="ro1">
          <table:table-cell office:value-type="float" office:value="149496" calcext:value-type="float">
            <text:p>149496</text:p>
          </table:table-cell>
          <table:table-cell office:value-type="float" office:value="908.540964306737" calcext:value-type="float">
            <text:p>908.540964306737</text:p>
          </table:table-cell>
          <table:table-cell office:value-type="float" office:value="16977905" calcext:value-type="float">
            <text:p>16977905</text:p>
          </table:table-cell>
        </table:table-row>
        <table:table-row table:style-name="ro1">
          <table:table-cell office:value-type="float" office:value="125034" calcext:value-type="float">
            <text:p>125034</text:p>
          </table:table-cell>
          <table:table-cell office:value-type="float" office:value="911.827758849593" calcext:value-type="float">
            <text:p>911.827758849593</text:p>
          </table:table-cell>
          <table:table-cell office:value-type="float" office:value="14251184" calcext:value-type="float">
            <text:p>14251184</text:p>
          </table:table-cell>
        </table:table-row>
        <table:table-row table:style-name="ro1">
          <table:table-cell office:value-type="float" office:value="109102" calcext:value-type="float">
            <text:p>109102</text:p>
          </table:table-cell>
          <table:table-cell office:value-type="float" office:value="908.802625066452" calcext:value-type="float">
            <text:p>908.802625066452</text:p>
          </table:table-cell>
          <table:table-cell office:value-type="float" office:value="12394023" calcext:value-type="float">
            <text:p>12394023</text:p>
          </table:table-cell>
        </table:table-row>
        <table:table-row table:style-name="ro1">
          <table:table-cell office:value-type="float" office:value="109097" calcext:value-type="float">
            <text:p>109097</text:p>
          </table:table-cell>
          <table:table-cell office:value-type="float" office:value="908.844276194579" calcext:value-type="float">
            <text:p>908.844276194579</text:p>
          </table:table-cell>
          <table:table-cell office:value-type="float" office:value="12394023" calcext:value-type="float">
            <text:p>12394023</text:p>
          </table:table-cell>
        </table:table-row>
        <table:table-row table:style-name="ro1">
          <table:table-cell office:value-type="float" office:value="96793" calcext:value-type="float">
            <text:p>96793</text:p>
          </table:table-cell>
          <table:table-cell office:value-type="float" office:value="911.224076121207" calcext:value-type="float">
            <text:p>911.224076121207</text:p>
          </table:table-cell>
          <table:table-cell office:value-type="float" office:value="11025014" calcext:value-type="float">
            <text:p>11025014</text:p>
          </table:table-cell>
        </table:table-row>
        <table:table-row table:style-name="ro1">
          <table:table-cell office:value-type="float" office:value="69698" calcext:value-type="float">
            <text:p>69698</text:p>
          </table:table-cell>
          <table:table-cell office:value-type="float" office:value="907.963384889093" calcext:value-type="float">
            <text:p>907.963384889093</text:p>
          </table:table-cell>
          <table:table-cell office:value-type="float" office:value="7910404" calcext:value-type="float">
            <text:p>7910404</text:p>
          </table:table-cell>
        </table:table-row>
        <table:table-row table:style-name="ro1">
          <table:table-cell office:value-type="float" office:value="61054" calcext:value-type="float">
            <text:p>61054</text:p>
          </table:table-cell>
          <table:table-cell office:value-type="float" office:value="911.758246797917" calcext:value-type="float">
            <text:p>911.758246797917</text:p>
          </table:table-cell>
          <table:table-cell office:value-type="float" office:value="6958311" calcext:value-type="float">
            <text:p>6958311</text:p>
          </table:table-cell>
        </table:table-row>
        <table:table-row table:style-name="ro1">
          <table:table-cell office:value-type="float" office:value="56704" calcext:value-type="float">
            <text:p>56704</text:p>
          </table:table-cell>
          <table:table-cell office:value-type="float" office:value="924.518623024831" calcext:value-type="float">
            <text:p>924.518623024831</text:p>
          </table:table-cell>
          <table:table-cell office:value-type="float" office:value="6552988" calcext:value-type="float">
            <text:p>6552988</text:p>
          </table:table-cell>
        </table:table-row>
        <table:table-row table:style-name="ro1">
          <table:table-cell office:value-type="float" office:value="53728" calcext:value-type="float">
            <text:p>53728</text:p>
          </table:table-cell>
          <table:table-cell office:value-type="float" office:value="915.421977367481" calcext:value-type="float">
            <text:p>915.421977367481</text:p>
          </table:table-cell>
          <table:table-cell office:value-type="float" office:value="6147974" calcext:value-type="float">
            <text:p>6147974</text:p>
          </table:table-cell>
        </table:table-row>
        <table:table-row table:style-name="ro1">
          <table:table-cell office:value-type="float" office:value="53565" calcext:value-type="float">
            <text:p>53565</text:p>
          </table:table-cell>
          <table:table-cell office:value-type="float" office:value="918.073518155512" calcext:value-type="float">
            <text:p>918.073518155512</text:p>
          </table:table-cell>
          <table:table-cell office:value-type="float" office:value="6147076" calcext:value-type="float">
            <text:p>6147076</text:p>
          </table:table-cell>
        </table:table-row>
        <table:table-row table:style-name="ro1">
          <table:table-cell office:value-type="float" office:value="51632" calcext:value-type="float">
            <text:p>51632</text:p>
          </table:table-cell>
          <table:table-cell office:value-type="float" office:value="923.138673690734" calcext:value-type="float">
            <text:p>923.138673690734</text:p>
          </table:table-cell>
          <table:table-cell office:value-type="float" office:value="5957937" calcext:value-type="float">
            <text:p>5957937</text:p>
          </table:table-cell>
        </table:table-row>
        <table:table-row table:style-name="ro1">
          <table:table-cell office:value-type="float" office:value="47678" calcext:value-type="float">
            <text:p>47678</text:p>
          </table:table-cell>
          <table:table-cell office:value-type="float" office:value="918.809010445069" calcext:value-type="float">
            <text:p>918.809010445069</text:p>
          </table:table-cell>
          <table:table-cell office:value-type="float" office:value="5475872" calcext:value-type="float">
            <text:p>5475872</text:p>
          </table:table-cell>
        </table:table-row>
        <table:table-row table:style-name="ro1">
          <table:table-cell office:value-type="float" office:value="45053" calcext:value-type="float">
            <text:p>45053</text:p>
          </table:table-cell>
          <table:table-cell office:value-type="float" office:value="912.624153774443" calcext:value-type="float">
            <text:p>912.624153774443</text:p>
          </table:table-cell>
          <table:table-cell office:value-type="float" office:value="5139557" calcext:value-type="float">
            <text:p>5139557</text:p>
          </table:table-cell>
        </table:table-row>
        <table:table-row table:style-name="ro1">
          <table:table-cell office:value-type="float" office:value="45055" calcext:value-type="float">
            <text:p>45055</text:p>
          </table:table-cell>
          <table:table-cell office:value-type="float" office:value="912.583642215071" calcext:value-type="float">
            <text:p>912.583642215071</text:p>
          </table:table-cell>
          <table:table-cell office:value-type="float" office:value="5139557" calcext:value-type="float">
            <text:p>5139557</text:p>
          </table:table-cell>
        </table:table-row>
        <table:table-row table:style-name="ro1">
          <table:table-cell office:value-type="float" office:value="43722" calcext:value-type="float">
            <text:p>43722</text:p>
          </table:table-cell>
          <table:table-cell office:value-type="float" office:value="916.830886052788" calcext:value-type="float">
            <text:p>916.830886052788</text:p>
          </table:table-cell>
          <table:table-cell office:value-type="float" office:value="5010710" calcext:value-type="float">
            <text:p>5010710</text:p>
          </table:table-cell>
        </table:table-row>
        <table:table-row table:style-name="ro1">
          <table:table-cell office:value-type="float" office:value="41866" calcext:value-type="float">
            <text:p>41866</text:p>
          </table:table-cell>
          <table:table-cell office:value-type="float" office:value="922.76959824201" calcext:value-type="float">
            <text:p>922.76959824201</text:p>
          </table:table-cell>
          <table:table-cell office:value-type="float" office:value="4829084" calcext:value-type="float">
            <text:p>4829084</text:p>
          </table:table-cell>
        </table:table-row>
        <table:table-row table:style-name="ro1">
          <table:table-cell office:value-type="float" office:value="39386" calcext:value-type="float">
            <text:p>39386</text:p>
          </table:table-cell>
          <table:table-cell office:value-type="float" office:value="919.113999898441" calcext:value-type="float">
            <text:p>919.113999898441</text:p>
          </table:table-cell>
          <table:table-cell office:value-type="float" office:value="4525028" calcext:value-type="float">
            <text:p>4525028</text:p>
          </table:table-cell>
        </table:table-row>
        <table:table-row table:style-name="ro1">
          <table:table-cell office:value-type="float" office:value="38877" calcext:value-type="float">
            <text:p>38877</text:p>
          </table:table-cell>
          <table:table-cell office:value-type="float" office:value="921.722766674383" calcext:value-type="float">
            <text:p>921.722766674383</text:p>
          </table:table-cell>
          <table:table-cell office:value-type="float" office:value="4479227" calcext:value-type="float">
            <text:p>4479227</text:p>
          </table:table-cell>
        </table:table-row>
        <table:table-row table:style-name="ro1">
          <table:table-cell office:value-type="float" office:value="38175" calcext:value-type="float">
            <text:p>38175</text:p>
          </table:table-cell>
          <table:table-cell office:value-type="float" office:value="919.568094302554" calcext:value-type="float">
            <text:p>919.568094302554</text:p>
          </table:table-cell>
          <table:table-cell office:value-type="float" office:value="4388064" calcext:value-type="float">
            <text:p>4388064</text:p>
          </table:table-cell>
        </table:table-row>
        <table:table-row table:style-name="ro1">
          <table:table-cell office:value-type="float" office:value="38058" calcext:value-type="float">
            <text:p>38058</text:p>
          </table:table-cell>
          <table:table-cell office:value-type="float" office:value="918.708917967313" calcext:value-type="float">
            <text:p>918.708917967313</text:p>
          </table:table-cell>
          <table:table-cell office:value-type="float" office:value="4370528" calcext:value-type="float">
            <text:p>4370528</text:p>
          </table:table-cell>
        </table:table-row>
        <table:table-row table:style-name="ro1">
          <table:table-cell office:value-type="float" office:value="37374" calcext:value-type="float">
            <text:p>37374</text:p>
          </table:table-cell>
          <table:table-cell office:value-type="float" office:value="914.03242896131" calcext:value-type="float">
            <text:p>914.03242896131</text:p>
          </table:table-cell>
          <table:table-cell office:value-type="float" office:value="4270131" calcext:value-type="float">
            <text:p>4270131</text:p>
          </table:table-cell>
        </table:table-row>
        <table:table-row table:style-name="ro1">
          <table:table-cell office:value-type="float" office:value="36296" calcext:value-type="float">
            <text:p>36296</text:p>
          </table:table-cell>
          <table:table-cell office:value-type="float" office:value="918.216222173242" calcext:value-type="float">
            <text:p>918.216222173242</text:p>
          </table:table-cell>
          <table:table-cell office:value-type="float" office:value="4165947" calcext:value-type="float">
            <text:p>4165947</text:p>
          </table:table-cell>
        </table:table-row>
        <table:table-row table:style-name="ro1">
          <table:table-cell office:value-type="float" office:value="36042" calcext:value-type="float">
            <text:p>36042</text:p>
          </table:table-cell>
          <table:table-cell office:value-type="float" office:value="918.725043005383" calcext:value-type="float">
            <text:p>918.725043005383</text:p>
          </table:table-cell>
          <table:table-cell office:value-type="float" office:value="4139086" calcext:value-type="float">
            <text:p>4139086</text:p>
          </table:table-cell>
        </table:table-row>
        <table:table-row table:style-name="ro1">
          <table:table-cell office:value-type="float" office:value="35884" calcext:value-type="float">
            <text:p>35884</text:p>
          </table:table-cell>
          <table:table-cell office:value-type="float" office:value="908.288708059302" calcext:value-type="float">
            <text:p>908.288708059302</text:p>
          </table:table-cell>
          <table:table-cell office:value-type="float" office:value="4074129" calcext:value-type="float">
            <text:p>4074129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float" office:value="908.389966555184" calcext:value-type="float">
            <text:p>908.389966555184</text:p>
          </table:table-cell>
          <table:table-cell office:value-type="float" office:value="4074129" calcext:value-type="float">
            <text:p>4074129</text:p>
          </table:table-cell>
        </table:table-row>
        <table:table-row table:style-name="ro1">
          <table:table-cell office:value-type="float" office:value="35265" calcext:value-type="float">
            <text:p>35265</text:p>
          </table:table-cell>
          <table:table-cell office:value-type="float" office:value="912.224585282858" calcext:value-type="float">
            <text:p>912.224585282858</text:p>
          </table:table-cell>
          <table:table-cell office:value-type="float" office:value="4021200" calcext:value-type="float">
            <text:p>4021200</text:p>
          </table:table-cell>
        </table:table-row>
        <table:table-row table:style-name="ro1">
          <table:table-cell office:value-type="float" office:value="34468" calcext:value-type="float">
            <text:p>34468</text:p>
          </table:table-cell>
          <table:table-cell office:value-type="float" office:value="911.233607984217" calcext:value-type="float">
            <text:p>911.233607984217</text:p>
          </table:table-cell>
          <table:table-cell office:value-type="float" office:value="3926050" calcext:value-type="float">
            <text:p>3926050</text:p>
          </table:table-cell>
        </table:table-row>
        <table:table-row table:style-name="ro1">
          <table:table-cell office:value-type="float" office:value="34116" calcext:value-type="float">
            <text:p>34116</text:p>
          </table:table-cell>
          <table:table-cell office:value-type="float" office:value="911.920975495369" calcext:value-type="float">
            <text:p>911.920975495369</text:p>
          </table:table-cell>
          <table:table-cell office:value-type="float" office:value="3888887" calcext:value-type="float">
            <text:p>3888887</text:p>
          </table:table-cell>
        </table:table-row>
        <table:table-row table:style-name="ro1">
          <table:table-cell office:value-type="float" office:value="33902" calcext:value-type="float">
            <text:p>33902</text:p>
          </table:table-cell>
          <table:table-cell office:value-type="float" office:value="915.803197451478" calcext:value-type="float">
            <text:p>915.803197451478</text:p>
          </table:table-cell>
          <table:table-cell office:value-type="float" office:value="3880945" calcext:value-type="float">
            <text:p>3880945</text:p>
          </table:table-cell>
        </table:table-row>
        <table:table-row table:style-name="ro1">
          <table:table-cell office:value-type="float" office:value="33117" calcext:value-type="float">
            <text:p>33117</text:p>
          </table:table-cell>
          <table:table-cell office:value-type="float" office:value="916.394600960232" calcext:value-type="float">
            <text:p>916.394600960232</text:p>
          </table:table-cell>
          <table:table-cell office:value-type="float" office:value="3793530" calcext:value-type="float">
            <text:p>3793530</text:p>
          </table:table-cell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914.865197143744" calcext:value-type="float">
            <text:p>914.865197143744</text:p>
          </table:table-cell>
          <table:table-cell office:value-type="float" office:value="3683476" calcext:value-type="float">
            <text:p>3683476</text:p>
          </table:table-cell>
        </table:table-row>
        <table:table-row table:style-name="ro1">
          <table:table-cell office:value-type="float" office:value="32027" calcext:value-type="float">
            <text:p>32027</text:p>
          </table:table-cell>
          <table:table-cell office:value-type="float" office:value="916.422768289256" calcext:value-type="float">
            <text:p>916.422768289256</text:p>
          </table:table-cell>
          <table:table-cell office:value-type="float" office:value="3668784" calcext:value-type="float">
            <text:p>3668784</text:p>
          </table:table-cell>
        </table:table-row>
        <table:table-row table:style-name="ro1">
          <table:table-cell office:value-type="float" office:value="31980" calcext:value-type="float">
            <text:p>31980</text:p>
          </table:table-cell>
          <table:table-cell office:value-type="float" office:value="911.997248280175" calcext:value-type="float">
            <text:p>911.997248280175</text:p>
          </table:table-cell>
          <table:table-cell office:value-type="float" office:value="3645709" calcext:value-type="float">
            <text:p>3645709</text:p>
          </table:table-cell>
        </table:table-row>
        <table:table-row table:style-name="ro1">
          <table:table-cell office:value-type="float" office:value="31101" calcext:value-type="float">
            <text:p>31101</text:p>
          </table:table-cell>
          <table:table-cell office:value-type="float" office:value="916.567055721681" calcext:value-type="float">
            <text:p>916.567055721681</text:p>
          </table:table-cell>
          <table:table-cell office:value-type="float" office:value="3563269" calcext:value-type="float">
            <text:p>3563269</text:p>
          </table:table-cell>
        </table:table-row>
        <table:table-row table:style-name="ro1">
          <table:table-cell office:value-type="float" office:value="30592" calcext:value-type="float">
            <text:p>30592</text:p>
          </table:table-cell>
          <table:table-cell office:value-type="float" office:value="916.147751046025" calcext:value-type="float">
            <text:p>916.147751046025</text:p>
          </table:table-cell>
          <table:table-cell office:value-type="float" office:value="3503349" calcext:value-type="float">
            <text:p>3503349</text:p>
          </table:table-cell>
        </table:table-row>
        <table:table-row table:style-name="ro1">
          <table:table-cell office:value-type="float" office:value="29875" calcext:value-type="float">
            <text:p>29875</text:p>
          </table:table-cell>
          <table:table-cell office:value-type="float" office:value="917.83149790795" calcext:value-type="float">
            <text:p>917.83149790795</text:p>
          </table:table-cell>
          <table:table-cell office:value-type="float" office:value="3427527" calcext:value-type="float">
            <text:p>3427527</text:p>
          </table:table-cell>
        </table:table-row>
        <table:table-row table:style-name="ro1">
          <table:table-cell office:value-type="float" office:value="29564" calcext:value-type="float">
            <text:p>29564</text:p>
          </table:table-cell>
          <table:table-cell office:value-type="float" office:value="918.360167771614" calcext:value-type="float">
            <text:p>918.360167771614</text:p>
          </table:table-cell>
          <table:table-cell office:value-type="float" office:value="3393800" calcext:value-type="float">
            <text:p>3393800</text:p>
          </table:table-cell>
        </table:table-row>
        <table:table-row table:style-name="ro1">
          <table:table-cell office:value-type="float" office:value="29297" calcext:value-type="float">
            <text:p>29297</text:p>
          </table:table-cell>
          <table:table-cell office:value-type="float" office:value="912.422159265454" calcext:value-type="float">
            <text:p>912.422159265454</text:p>
          </table:table-cell>
          <table:table-cell office:value-type="float" office:value="3341404" calcext:value-type="float">
            <text:p>3341404</text:p>
          </table:table-cell>
        </table:table-row>
        <table:table-row table:style-name="ro1">
          <table:table-cell office:value-type="float" office:value="28943" calcext:value-type="float">
            <text:p>28943</text:p>
          </table:table-cell>
          <table:table-cell office:value-type="float" office:value="919.215285215769" calcext:value-type="float">
            <text:p>919.215285215769</text:p>
          </table:table-cell>
          <table:table-cell office:value-type="float" office:value="3325606" calcext:value-type="float">
            <text:p>3325606</text:p>
          </table:table-cell>
        </table:table-row>
        <table:table-row table:style-name="ro1">
          <table:table-cell office:value-type="float" office:value="28477" calcext:value-type="float">
            <text:p>28477</text:p>
          </table:table-cell>
          <table:table-cell office:value-type="float" office:value="919.743512308179" calcext:value-type="float">
            <text:p>919.743512308179</text:p>
          </table:table-cell>
          <table:table-cell office:value-type="float" office:value="3273942" calcext:value-type="float">
            <text:p>3273942</text:p>
          </table:table-cell>
        </table:table-row>
        <table:table-row table:style-name="ro1">
          <table:table-cell office:value-type="float" office:value="27766" calcext:value-type="float">
            <text:p>27766</text:p>
          </table:table-cell>
          <table:table-cell office:value-type="float" office:value="919.259814161204" calcext:value-type="float">
            <text:p>919.259814161204</text:p>
          </table:table-cell>
          <table:table-cell office:value-type="float" office:value="3190521" calcext:value-type="float">
            <text:p>3190521</text:p>
          </table:table-cell>
        </table:table-row>
        <table:table-row table:style-name="ro1">
          <table:table-cell office:value-type="float" office:value="27345" calcext:value-type="float">
            <text:p>27345</text:p>
          </table:table-cell>
          <table:table-cell office:value-type="float" office:value="918.158054488938" calcext:value-type="float">
            <text:p>918.158054488938</text:p>
          </table:table-cell>
          <table:table-cell office:value-type="float" office:value="3138379" calcext:value-type="float">
            <text:p>3138379</text:p>
          </table:table-cell>
        </table:table-row>
        <table:table-row table:style-name="ro1">
          <table:table-cell office:value-type="float" office:value="26724" calcext:value-type="float">
            <text:p>26724</text:p>
          </table:table-cell>
          <table:table-cell office:value-type="float" office:value="918.821733273462" calcext:value-type="float">
            <text:p>918.821733273462</text:p>
          </table:table-cell>
          <table:table-cell office:value-type="float" office:value="3069324" calcext:value-type="float">
            <text:p>3069324</text:p>
          </table:table-cell>
        </table:table-row>
        <table:table-row table:style-name="ro1">
          <table:table-cell office:value-type="float" office:value="26516" calcext:value-type="float">
            <text:p>26516</text:p>
          </table:table-cell>
          <table:table-cell office:value-type="float" office:value="920.050082968774" calcext:value-type="float">
            <text:p>920.050082968774</text:p>
          </table:table-cell>
          <table:table-cell office:value-type="float" office:value="3049506" calcext:value-type="float">
            <text:p>3049506</text:p>
          </table:table-cell>
        </table:table-row>
        <table:table-row table:style-name="ro1">
          <table:table-cell office:value-type="float" office:value="26343" calcext:value-type="float">
            <text:p>26343</text:p>
          </table:table-cell>
          <table:table-cell office:value-type="float" office:value="919.572106441939" calcext:value-type="float">
            <text:p>919.572106441939</text:p>
          </table:table-cell>
          <table:table-cell office:value-type="float" office:value="3028036" calcext:value-type="float">
            <text:p>3028036</text:p>
          </table:table-cell>
        </table:table-row>
        <table:table-row table:style-name="ro1">
          <table:table-cell office:value-type="float" office:value="25665" calcext:value-type="float">
            <text:p>25665</text:p>
          </table:table-cell>
          <table:table-cell office:value-type="float" office:value="923.594934736022" calcext:value-type="float">
            <text:p>923.594934736022</text:p>
          </table:table-cell>
          <table:table-cell office:value-type="float" office:value="2963008" calcext:value-type="float">
            <text:p>2963008</text:p>
          </table:table-cell>
        </table:table-row>
        <table:table-row table:style-name="ro1">
          <table:table-cell office:value-type="float" office:value="25117" calcext:value-type="float">
            <text:p>25117</text:p>
          </table:table-cell>
          <table:table-cell office:value-type="float" office:value="920.530318111239" calcext:value-type="float">
            <text:p>920.530318111239</text:p>
          </table:table-cell>
          <table:table-cell office:value-type="float" office:value="2890120" calcext:value-type="float">
            <text:p>2890120</text:p>
          </table:table-cell>
        </table:table-row>
        <table:table-row table:style-name="ro1">
          <table:table-cell office:value-type="float" office:value="24648" calcext:value-type="float">
            <text:p>24648</text:p>
          </table:table-cell>
          <table:table-cell office:value-type="float" office:value="918.537487828627" calcext:value-type="float">
            <text:p>918.537487828627</text:p>
          </table:table-cell>
          <table:table-cell office:value-type="float" office:value="2830014" calcext:value-type="float">
            <text:p>2830014</text:p>
          </table:table-cell>
        </table:table-row>
        <table:table-row table:style-name="ro1">
          <table:table-cell office:value-type="float" office:value="24583" calcext:value-type="float">
            <text:p>24583</text:p>
          </table:table-cell>
          <table:table-cell office:value-type="float" office:value="915.659764878168" calcext:value-type="float">
            <text:p>915.659764878168</text:p>
          </table:table-cell>
          <table:table-cell office:value-type="float" office:value="2813708" calcext:value-type="float">
            <text:p>2813708</text:p>
          </table:table-cell>
        </table:table-row>
        <table:table-row table:style-name="ro1">
          <table:table-cell office:value-type="float" office:value="24255" calcext:value-type="float">
            <text:p>24255</text:p>
          </table:table-cell>
          <table:table-cell office:value-type="float" office:value="915.383714698" calcext:value-type="float">
            <text:p>915.383714698</text:p>
          </table:table-cell>
          <table:table-cell office:value-type="float" office:value="2775329" calcext:value-type="float">
            <text:p>2775329</text:p>
          </table:table-cell>
        </table:table-row>
        <table:table-row table:style-name="ro1">
          <table:table-cell office:value-type="float" office:value="23911" calcext:value-type="float">
            <text:p>23911</text:p>
          </table:table-cell>
          <table:table-cell office:value-type="float" office:value="915.187821504747" calcext:value-type="float">
            <text:p>915.187821504747</text:p>
          </table:table-cell>
          <table:table-cell office:value-type="float" office:value="2735382" calcext:value-type="float">
            <text:p>2735382</text:p>
          </table:table-cell>
        </table:table-row>
        <table:table-row table:style-name="ro1">
          <table:table-cell office:value-type="float" office:value="23746" calcext:value-type="float">
            <text:p>23746</text:p>
          </table:table-cell>
          <table:table-cell office:value-type="float" office:value="919.679272298492" calcext:value-type="float">
            <text:p>919.679272298492</text:p>
          </table:table-cell>
          <table:table-cell office:value-type="float" office:value="2729838" calcext:value-type="float">
            <text:p>2729838</text:p>
          </table:table-cell>
        </table:table-row>
        <table:table-row table:style-name="ro1">
          <table:table-cell office:value-type="float" office:value="23607" calcext:value-type="float">
            <text:p>23607</text:p>
          </table:table-cell>
          <table:table-cell office:value-type="float" office:value="917.998898631762" calcext:value-type="float">
            <text:p>917.998898631762</text:p>
          </table:table-cell>
          <table:table-cell office:value-type="float" office:value="2708900" calcext:value-type="float">
            <text:p>2708900</text:p>
          </table:table-cell>
        </table:table-row>
        <table:table-row table:style-name="ro1">
          <table:table-cell office:value-type="float" office:value="23341" calcext:value-type="float">
            <text:p>23341</text:p>
          </table:table-cell>
          <table:table-cell office:value-type="float" office:value="921.605072618997" calcext:value-type="float">
            <text:p>921.605072618997</text:p>
          </table:table-cell>
          <table:table-cell office:value-type="float" office:value="2688898" calcext:value-type="float">
            <text:p>2688898</text:p>
          </table:table-cell>
        </table:table-row>
        <table:table-row table:style-name="ro1">
          <table:table-cell office:value-type="float" office:value="23321" calcext:value-type="float">
            <text:p>23321</text:p>
          </table:table-cell>
          <table:table-cell office:value-type="float" office:value="915.15629689979" calcext:value-type="float">
            <text:p>915.15629689979</text:p>
          </table:table-cell>
          <table:table-cell office:value-type="float" office:value="2667795" calcext:value-type="float">
            <text:p>2667795</text:p>
          </table:table-cell>
        </table:table-row>
        <table:table-row table:style-name="ro1">
          <table:table-cell office:value-type="float" office:value="23246" calcext:value-type="float">
            <text:p>23246</text:p>
          </table:table-cell>
          <table:table-cell office:value-type="float" office:value="916.438785167341" calcext:value-type="float">
            <text:p>916.438785167341</text:p>
          </table:table-cell>
          <table:table-cell office:value-type="float" office:value="2662942" calcext:value-type="float">
            <text:p>2662942</text:p>
          </table:table-cell>
        </table:table-row>
        <table:table-row table:style-name="ro1">
          <table:table-cell office:value-type="float" office:value="22879" calcext:value-type="float">
            <text:p>22879</text:p>
          </table:table-cell>
          <table:table-cell office:value-type="float" office:value="912.533589754797" calcext:value-type="float">
            <text:p>912.533589754797</text:p>
          </table:table-cell>
          <table:table-cell office:value-type="float" office:value="2609732" calcext:value-type="float">
            <text:p>2609732</text:p>
          </table:table-cell>
        </table:table-row>
        <table:table-row table:style-name="ro1">
          <table:table-cell office:value-type="float" office:value="22758" calcext:value-type="float">
            <text:p>22758</text:p>
          </table:table-cell>
          <table:table-cell office:value-type="float" office:value="917.040513226118" calcext:value-type="float">
            <text:p>917.040513226118</text:p>
          </table:table-cell>
          <table:table-cell office:value-type="float" office:value="2608751" calcext:value-type="float">
            <text:p>2608751</text:p>
          </table:table-cell>
        </table:table-row>
        <table:table-row table:style-name="ro1">
          <table:table-cell office:value-type="float" office:value="22527" calcext:value-type="float">
            <text:p>22527</text:p>
          </table:table-cell>
          <table:table-cell office:value-type="float" office:value="919.828117370267" calcext:value-type="float">
            <text:p>919.828117370267</text:p>
          </table:table-cell>
          <table:table-cell office:value-type="float" office:value="2590121" calcext:value-type="float">
            <text:p>2590121</text:p>
          </table:table-cell>
        </table:table-row>
        <table:table-row table:style-name="ro1">
          <table:table-cell office:value-type="float" office:value="22391" calcext:value-type="float">
            <text:p>22391</text:p>
          </table:table-cell>
          <table:table-cell office:value-type="float" office:value="919.955696485195" calcext:value-type="float">
            <text:p>919.955696485195</text:p>
          </table:table-cell>
          <table:table-cell office:value-type="float" office:value="2574841" calcext:value-type="float">
            <text:p>2574841</text:p>
          </table:table-cell>
        </table:table-row>
        <table:table-row table:style-name="ro1">
          <table:table-cell office:value-type="float" office:value="22357" calcext:value-type="float">
            <text:p>22357</text:p>
          </table:table-cell>
          <table:table-cell office:value-type="float" office:value="920.76003041553" calcext:value-type="float">
            <text:p>920.76003041553</text:p>
          </table:table-cell>
          <table:table-cell office:value-type="float" office:value="2573179" calcext:value-type="float">
            <text:p>2573179</text:p>
          </table:table-cell>
        </table:table-row>
        <table:table-row table:style-name="ro1">
          <table:table-cell office:value-type="float" office:value="22358" calcext:value-type="float">
            <text:p>22358</text:p>
          </table:table-cell>
          <table:table-cell office:value-type="float" office:value="913.005814473567" calcext:value-type="float">
            <text:p>913.005814473567</text:p>
          </table:table-cell>
          <table:table-cell office:value-type="float" office:value="2551623" calcext:value-type="float">
            <text:p>2551623</text:p>
          </table:table-cell>
        </table:table-row>
        <table:table-row table:style-name="ro1">
          <table:table-cell office:value-type="float" office:value="22218" calcext:value-type="float">
            <text:p>22218</text:p>
          </table:table-cell>
          <table:table-cell office:value-type="float" office:value="916.653524169592" calcext:value-type="float">
            <text:p>916.653524169592</text:p>
          </table:table-cell>
          <table:table-cell office:value-type="float" office:value="2545776" calcext:value-type="float">
            <text:p>2545776</text:p>
          </table:table-cell>
        </table:table-row>
        <table:table-row table:style-name="ro1">
          <table:table-cell office:value-type="float" office:value="22045" calcext:value-type="float">
            <text:p>22045</text:p>
          </table:table-cell>
          <table:table-cell office:value-type="float" office:value="917.596915400318" calcext:value-type="float">
            <text:p>917.596915400318</text:p>
          </table:table-cell>
          <table:table-cell office:value-type="float" office:value="2528553" calcext:value-type="float">
            <text:p>2528553</text:p>
          </table:table-cell>
        </table:table-row>
        <table:table-row table:style-name="ro1">
          <table:table-cell office:value-type="float" office:value="22008" calcext:value-type="float">
            <text:p>22008</text:p>
          </table:table-cell>
          <table:table-cell office:value-type="float" office:value="910.874591057797" calcext:value-type="float">
            <text:p>910.874591057797</text:p>
          </table:table-cell>
          <table:table-cell office:value-type="float" office:value="2505816" calcext:value-type="float">
            <text:p>2505816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919.176631675034" calcext:value-type="float">
            <text:p>919.176631675034</text:p>
          </table:table-cell>
          <table:table-cell office:value-type="float" office:value="2517395" calcext:value-type="float">
            <text:p>2517395</text:p>
          </table:table-cell>
        </table:table-row>
        <table:table-row table:style-name="ro1">
          <table:table-cell office:value-type="float" office:value="21814" calcext:value-type="float">
            <text:p>21814</text:p>
          </table:table-cell>
          <table:table-cell office:value-type="float" office:value="918.600898505547" calcext:value-type="float">
            <text:p>918.600898505547</text:p>
          </table:table-cell>
          <table:table-cell office:value-type="float" office:value="2504795" calcext:value-type="float">
            <text:p>2504795</text:p>
          </table:table-cell>
        </table:table-row>
        <table:table-row table:style-name="ro1">
          <table:table-cell office:value-type="float" office:value="21482" calcext:value-type="float">
            <text:p>21482</text:p>
          </table:table-cell>
          <table:table-cell office:value-type="float" office:value="909.779722558421" calcext:value-type="float">
            <text:p>909.779722558421</text:p>
          </table:table-cell>
          <table:table-cell office:value-type="float" office:value="2442986" calcext:value-type="float">
            <text:p>2442986</text:p>
          </table:table-cell>
        </table:table-row>
        <table:table-row table:style-name="ro1">
          <table:table-cell office:value-type="float" office:value="21348" calcext:value-type="float">
            <text:p>21348</text:p>
          </table:table-cell>
          <table:table-cell office:value-type="float" office:value="916.251826869028" calcext:value-type="float">
            <text:p>916.251826869028</text:p>
          </table:table-cell>
          <table:table-cell office:value-type="float" office:value="2445018" calcext:value-type="float">
            <text:p>2445018</text:p>
          </table:table-cell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float" office:value="910.489935719983" calcext:value-type="float">
            <text:p>910.489935719983</text:p>
          </table:table-cell>
          <table:table-cell office:value-type="float" office:value="2425659" calcext:value-type="float">
            <text:p>2425659</text:p>
          </table:table-cell>
        </table:table-row>
        <table:table-row table:style-name="ro1">
          <table:table-cell office:value-type="float" office:value="20956" calcext:value-type="float">
            <text:p>20956</text:p>
          </table:table-cell>
          <table:table-cell office:value-type="float" office:value="916.287841191067" calcext:value-type="float">
            <text:p>916.287841191067</text:p>
          </table:table-cell>
          <table:table-cell office:value-type="float" office:value="2400216" calcext:value-type="float">
            <text:p>2400216</text:p>
          </table:table-cell>
        </table:table-row>
        <table:table-row table:style-name="ro1">
          <table:table-cell office:value-type="float" office:value="20905" calcext:value-type="float">
            <text:p>20905</text:p>
          </table:table-cell>
          <table:table-cell office:value-type="float" office:value="919.92996890696" calcext:value-type="float">
            <text:p>919.92996890696</text:p>
          </table:table-cell>
          <table:table-cell office:value-type="float" office:value="2403892" calcext:value-type="float">
            <text:p>2403892</text:p>
          </table:table-cell>
        </table:table-row>
        <table:table-row table:style-name="ro1">
          <table:table-cell office:value-type="float" office:value="20705" calcext:value-type="float">
            <text:p>20705</text:p>
          </table:table-cell>
          <table:table-cell office:value-type="float" office:value="917.070466070997" calcext:value-type="float">
            <text:p>917.070466070997</text:p>
          </table:table-cell>
          <table:table-cell office:value-type="float" office:value="2373493" calcext:value-type="float">
            <text:p>2373493</text:p>
          </table:table-cell>
        </table:table-row>
        <table:table-row table:style-name="ro1">
          <table:table-cell office:value-type="float" office:value="20661" calcext:value-type="float">
            <text:p>20661</text:p>
          </table:table-cell>
          <table:table-cell office:value-type="float" office:value="916.4334736944" calcext:value-type="float">
            <text:p>916.4334736944</text:p>
          </table:table-cell>
          <table:table-cell office:value-type="float" office:value="2366804" calcext:value-type="float">
            <text:p>2366804</text:p>
          </table:table-cell>
        </table:table-row>
        <table:table-row table:style-name="ro1">
          <table:table-cell office:value-type="float" office:value="20484" calcext:value-type="float">
            <text:p>20484</text:p>
          </table:table-cell>
          <table:table-cell office:value-type="float" office:value="916.820542862722" calcext:value-type="float">
            <text:p>916.820542862722</text:p>
          </table:table-cell>
          <table:table-cell office:value-type="float" office:value="2347519" calcext:value-type="float">
            <text:p>2347519</text:p>
          </table:table-cell>
        </table:table-row>
        <table:table-row table:style-name="ro1">
          <table:table-cell office:value-type="float" office:value="20397" calcext:value-type="float">
            <text:p>20397</text:p>
          </table:table-cell>
          <table:table-cell office:value-type="float" office:value="919.356768152179" calcext:value-type="float">
            <text:p>919.356768152179</text:p>
          </table:table-cell>
          <table:table-cell office:value-type="float" office:value="2344015" calcext:value-type="float">
            <text:p>2344015</text:p>
          </table:table-cell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float" office:value="917.739952718676" calcext:value-type="float">
            <text:p>917.739952718676</text:p>
          </table:table-cell>
          <table:table-cell office:value-type="float" office:value="2329224" calcext:value-type="float">
            <text:p>2329224</text:p>
          </table:table-cell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float" office:value="914.225430096895" calcext:value-type="float">
            <text:p>914.225430096895</text:p>
          </table:table-cell>
          <table:table-cell office:value-type="float" office:value="2311619" calcext:value-type="float">
            <text:p>2311619</text:p>
          </table:table-cell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float" office:value="915.457704301342" calcext:value-type="float">
            <text:p>915.457704301342</text:p>
          </table:table-cell>
          <table:table-cell office:value-type="float" office:value="2311874" calcext:value-type="float">
            <text:p>2311874</text:p>
          </table:table-cell>
        </table:table-row>
        <table:table-row table:style-name="ro1">
          <table:table-cell office:value-type="float" office:value="20075" calcext:value-type="float">
            <text:p>20075</text:p>
          </table:table-cell>
          <table:table-cell office:value-type="float" office:value="910.686924034869" calcext:value-type="float">
            <text:p>910.686924034869</text:p>
          </table:table-cell>
          <table:table-cell office:value-type="float" office:value="2285255" calcext:value-type="float">
            <text:p>2285255</text:p>
          </table:table-cell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float" office:value="916.871454917011" calcext:value-type="float">
            <text:p>916.871454917011</text:p>
          </table:table-cell>
          <table:table-cell office:value-type="float" office:value="2299399" calcext:value-type="float">
            <text:p>2299399</text:p>
          </table:table-cell>
        </table:table-row>
        <table:table-row table:style-name="ro1">
          <table:table-cell office:value-type="float" office:value="20044" calcext:value-type="float">
            <text:p>20044</text:p>
          </table:table-cell>
          <table:table-cell office:value-type="float" office:value="914.662143284773" calcext:value-type="float">
            <text:p>914.662143284773</text:p>
          </table:table-cell>
          <table:table-cell office:value-type="float" office:value="2291686" calcext:value-type="float">
            <text:p>2291686</text:p>
          </table:table-cell>
        </table:table-row>
        <table:table-row table:style-name="ro1">
          <table:table-cell office:value-type="float" office:value="19818" calcext:value-type="float">
            <text:p>19818</text:p>
          </table:table-cell>
          <table:table-cell office:value-type="float" office:value="917.579170451105" calcext:value-type="float">
            <text:p>917.579170451105</text:p>
          </table:table-cell>
          <table:table-cell office:value-type="float" office:value="2273073" calcext:value-type="float">
            <text:p>2273073</text:p>
          </table:table-cell>
        </table:table-row>
        <table:table-row table:style-name="ro1">
          <table:table-cell office:value-type="float" office:value="19771" calcext:value-type="float">
            <text:p>19771</text:p>
          </table:table-cell>
          <table:table-cell office:value-type="float" office:value="917.855849476506" calcext:value-type="float">
            <text:p>917.855849476506</text:p>
          </table:table-cell>
          <table:table-cell office:value-type="float" office:value="2268366" calcext:value-type="float">
            <text:p>2268366</text:p>
          </table:table-cell>
        </table:table-row>
        <table:table-row table:style-name="ro1">
          <table:table-cell office:value-type="float" office:value="19735" calcext:value-type="float">
            <text:p>19735</text:p>
          </table:table-cell>
          <table:table-cell office:value-type="float" office:value="917.102812262478" calcext:value-type="float">
            <text:p>917.102812262478</text:p>
          </table:table-cell>
          <table:table-cell office:value-type="float" office:value="2262378" calcext:value-type="float">
            <text:p>2262378</text:p>
          </table:table-cell>
        </table:table-row>
        <table:table-row table:style-name="ro1">
          <table:table-cell office:value-type="float" office:value="19558" calcext:value-type="float">
            <text:p>19558</text:p>
          </table:table-cell>
          <table:table-cell office:value-type="float" office:value="923.131199509152" calcext:value-type="float">
            <text:p>923.131199509152</text:p>
          </table:table-cell>
          <table:table-cell office:value-type="float" office:value="2256825" calcext:value-type="float">
            <text:p>2256825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3.572542971707" calcext:value-type="float">
            <text:p>793.572542971707</text:p>
          </table:table-cell>
          <table:table-cell office:value-type="float" office:value="909.181385367609" calcext:value-type="float">
            <text:p>909.181385367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.334682281429" calcext:value-type="float">
            <text:p>900.334682281429</text:p>
          </table:table-cell>
          <table:table-cell office:value-type="float" office:value="908.339357580302" calcext:value-type="float">
            <text:p>908.339357580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.045776537868" calcext:value-type="float">
            <text:p>900.045776537868</text:p>
          </table:table-cell>
          <table:table-cell office:value-type="float" office:value="908.540964306737" calcext:value-type="float">
            <text:p>908.540964306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2.830408615774" calcext:value-type="float">
            <text:p>902.830408615774</text:p>
          </table:table-cell>
          <table:table-cell office:value-type="float" office:value="911.827758849593" calcext:value-type="float">
            <text:p>911.8277588495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9.821146917625" calcext:value-type="float">
            <text:p>899.821146917625</text:p>
          </table:table-cell>
          <table:table-cell office:value-type="float" office:value="908.802625066452" calcext:value-type="float">
            <text:p>908.802625066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9.820929113993" calcext:value-type="float">
            <text:p>899.820929113993</text:p>
          </table:table-cell>
          <table:table-cell office:value-type="float" office:value="908.844276194579" calcext:value-type="float">
            <text:p>908.8442761945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1.712801848406" calcext:value-type="float">
            <text:p>901.712801848406</text:p>
          </table:table-cell>
          <table:table-cell office:value-type="float" office:value="911.224076121207" calcext:value-type="float">
            <text:p>911.224076121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7.685542442124" calcext:value-type="float">
            <text:p>897.685542442124</text:p>
          </table:table-cell>
          <table:table-cell office:value-type="float" office:value="907.963384889093" calcext:value-type="float">
            <text:p>907.963384889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825503681528" calcext:value-type="float">
            <text:p>900.825503681528</text:p>
          </table:table-cell>
          <table:table-cell office:value-type="float" office:value="911.758246797917" calcext:value-type="float">
            <text:p>911.7582467979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2.926441905823" calcext:value-type="float">
            <text:p>912.926441905823</text:p>
          </table:table-cell>
          <table:table-cell office:value-type="float" office:value="924.518623024831" calcext:value-type="float">
            <text:p>924.5186230248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3.267157627959" calcext:value-type="float">
            <text:p>903.267157627959</text:p>
          </table:table-cell>
          <table:table-cell office:value-type="float" office:value="915.421977367481" calcext:value-type="float">
            <text:p>915.421977367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6.364303223547" calcext:value-type="float">
            <text:p>906.364303223547</text:p>
          </table:table-cell>
          <table:table-cell office:value-type="float" office:value="918.073518155512" calcext:value-type="float">
            <text:p>918.0735181555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1.417775738106" calcext:value-type="float">
            <text:p>911.417775738106</text:p>
          </table:table-cell>
          <table:table-cell office:value-type="float" office:value="923.138673690734" calcext:value-type="float">
            <text:p>923.1386736907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6.207484330072" calcext:value-type="float">
            <text:p>906.207484330072</text:p>
          </table:table-cell>
          <table:table-cell office:value-type="float" office:value="918.809010445069" calcext:value-type="float">
            <text:p>918.8090104450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9.800853485064" calcext:value-type="float">
            <text:p>899.800853485064</text:p>
          </table:table-cell>
          <table:table-cell office:value-type="float" office:value="912.624153774443" calcext:value-type="float">
            <text:p>912.6241537744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0.116027058386" calcext:value-type="float">
            <text:p>900.116027058386</text:p>
          </table:table-cell>
          <table:table-cell office:value-type="float" office:value="912.583642215071" calcext:value-type="float">
            <text:p>912.5836422150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4.194888683374" calcext:value-type="float">
            <text:p>904.194888683374</text:p>
          </table:table-cell>
          <table:table-cell office:value-type="float" office:value="916.830886052788" calcext:value-type="float">
            <text:p>916.8308860527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9.667757658527" calcext:value-type="float">
            <text:p>909.667757658527</text:p>
          </table:table-cell>
          <table:table-cell office:value-type="float" office:value="922.76959824201" calcext:value-type="float">
            <text:p>922.769598242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5.82083875488" calcext:value-type="float">
            <text:p>905.82083875488</text:p>
          </table:table-cell>
          <table:table-cell office:value-type="float" office:value="919.113999898441" calcext:value-type="float">
            <text:p>919.1139998984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8.242915800679" calcext:value-type="float">
            <text:p>908.242915800679</text:p>
          </table:table-cell>
          <table:table-cell office:value-type="float" office:value="921.722766674383" calcext:value-type="float">
            <text:p>921.7227666743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6.179922042386" calcext:value-type="float">
            <text:p>906.179922042386</text:p>
          </table:table-cell>
          <table:table-cell office:value-type="float" office:value="919.568094302554" calcext:value-type="float">
            <text:p>919.5680943025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5.081825476949" calcext:value-type="float">
            <text:p>905.081825476949</text:p>
          </table:table-cell>
          <table:table-cell office:value-type="float" office:value="918.708917967313" calcext:value-type="float">
            <text:p>918.7089179673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0.610898737181" calcext:value-type="float">
            <text:p>900.610898737181</text:p>
          </table:table-cell>
          <table:table-cell office:value-type="float" office:value="914.03242896131" calcext:value-type="float">
            <text:p>914.032428961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4.412048846676" calcext:value-type="float">
            <text:p>904.412048846676</text:p>
          </table:table-cell>
          <table:table-cell office:value-type="float" office:value="918.216222173242" calcext:value-type="float">
            <text:p>918.2162221732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4.940121887896" calcext:value-type="float">
            <text:p>904.940121887896</text:p>
          </table:table-cell>
          <table:table-cell office:value-type="float" office:value="918.725043005383" calcext:value-type="float">
            <text:p>918.7250430053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4.233099209833" calcext:value-type="float">
            <text:p>894.233099209833</text:p>
          </table:table-cell>
          <table:table-cell office:value-type="float" office:value="908.288708059302" calcext:value-type="float">
            <text:p>908.2887080593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3.448684210526" calcext:value-type="float">
            <text:p>893.448684210526</text:p>
          </table:table-cell>
          <table:table-cell office:value-type="float" office:value="908.389966555184" calcext:value-type="float">
            <text:p>908.3899665551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7.239024934456" calcext:value-type="float">
            <text:p>897.239024934456</text:p>
          </table:table-cell>
          <table:table-cell office:value-type="float" office:value="912.224585282858" calcext:value-type="float">
            <text:p>912.2245852828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6.71672471878" calcext:value-type="float">
            <text:p>896.71672471878</text:p>
          </table:table-cell>
          <table:table-cell office:value-type="float" office:value="911.233607984217" calcext:value-type="float">
            <text:p>911.2336079842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7.555824822572" calcext:value-type="float">
            <text:p>897.555824822572</text:p>
          </table:table-cell>
          <table:table-cell office:value-type="float" office:value="911.920975495369" calcext:value-type="float">
            <text:p>911.9209754953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1.811316370396" calcext:value-type="float">
            <text:p>901.811316370396</text:p>
          </table:table-cell>
          <table:table-cell office:value-type="float" office:value="915.803197451478" calcext:value-type="float">
            <text:p>915.8031974514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2.147919143876" calcext:value-type="float">
            <text:p>902.147919143876</text:p>
          </table:table-cell>
          <table:table-cell office:value-type="float" office:value="916.394600960232" calcext:value-type="float">
            <text:p>916.3946009602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0.110697049301" calcext:value-type="float">
            <text:p>900.110697049301</text:p>
          </table:table-cell>
          <table:table-cell office:value-type="float" office:value="914.865197143744" calcext:value-type="float">
            <text:p>914.8651971437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1.559576101981" calcext:value-type="float">
            <text:p>901.559576101981</text:p>
          </table:table-cell>
          <table:table-cell office:value-type="float" office:value="916.422768289256" calcext:value-type="float">
            <text:p>916.4227682892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6.880223869123" calcext:value-type="float">
            <text:p>896.880223869123</text:p>
          </table:table-cell>
          <table:table-cell office:value-type="float" office:value="911.997248280175" calcext:value-type="float">
            <text:p>911.9972482801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1.494323392682" calcext:value-type="float">
            <text:p>901.494323392682</text:p>
          </table:table-cell>
          <table:table-cell office:value-type="float" office:value="916.567055721681" calcext:value-type="float">
            <text:p>916.5670557216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9.794272505458" calcext:value-type="float">
            <text:p>899.794272505458</text:p>
          </table:table-cell>
          <table:table-cell office:value-type="float" office:value="916.147751046025" calcext:value-type="float">
            <text:p>916.1477510460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2.336975121759" calcext:value-type="float">
            <text:p>902.336975121759</text:p>
          </table:table-cell>
          <table:table-cell office:value-type="float" office:value="917.83149790795" calcext:value-type="float">
            <text:p>917.831497907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2.725628408033" calcext:value-type="float">
            <text:p>902.725628408033</text:p>
          </table:table-cell>
          <table:table-cell office:value-type="float" office:value="918.360167771614" calcext:value-type="float">
            <text:p>918.3601677716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6.900281841364" calcext:value-type="float">
            <text:p>896.900281841364</text:p>
          </table:table-cell>
          <table:table-cell office:value-type="float" office:value="912.422159265454" calcext:value-type="float">
            <text:p>912.4221592654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3.237073501952" calcext:value-type="float">
            <text:p>903.237073501952</text:p>
          </table:table-cell>
          <table:table-cell office:value-type="float" office:value="919.215285215769" calcext:value-type="float">
            <text:p>919.2152852157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3.717065764958" calcext:value-type="float">
            <text:p>903.717065764958</text:p>
          </table:table-cell>
          <table:table-cell office:value-type="float" office:value="919.743512308179" calcext:value-type="float">
            <text:p>919.7435123081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3.09422212787" calcext:value-type="float">
            <text:p>903.09422212787</text:p>
          </table:table-cell>
          <table:table-cell office:value-type="float" office:value="919.259814161204" calcext:value-type="float">
            <text:p>919.2598141612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1.476858999677" calcext:value-type="float">
            <text:p>901.476858999677</text:p>
          </table:table-cell>
          <table:table-cell office:value-type="float" office:value="918.158054488938" calcext:value-type="float">
            <text:p>918.1580544889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2.378008893462" calcext:value-type="float">
            <text:p>902.378008893462</text:p>
          </table:table-cell>
          <table:table-cell office:value-type="float" office:value="918.821733273462" calcext:value-type="float">
            <text:p>918.8217332734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3.256544114925" calcext:value-type="float">
            <text:p>903.256544114925</text:p>
          </table:table-cell>
          <table:table-cell office:value-type="float" office:value="920.050082968774" calcext:value-type="float">
            <text:p>920.0500829687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2.914607327891" calcext:value-type="float">
            <text:p>902.914607327891</text:p>
          </table:table-cell>
          <table:table-cell office:value-type="float" office:value="919.572106441939" calcext:value-type="float">
            <text:p>919.5721064419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06.672888616891" calcext:value-type="float">
            <text:p>906.672888616891</text:p>
          </table:table-cell>
          <table:table-cell office:value-type="float" office:value="923.594934736022" calcext:value-type="float">
            <text:p>923.5949347360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3.832688323365" calcext:value-type="float">
            <text:p>903.832688323365</text:p>
          </table:table-cell>
          <table:table-cell office:value-type="float" office:value="920.530318111239" calcext:value-type="float">
            <text:p>920.5303181112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1.997131474104" calcext:value-type="float">
            <text:p>901.997131474104</text:p>
          </table:table-cell>
          <table:table-cell office:value-type="float" office:value="918.537487828627" calcext:value-type="float">
            <text:p>918.5374878286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9.055957183369" calcext:value-type="float">
            <text:p>899.055957183369</text:p>
          </table:table-cell>
          <table:table-cell office:value-type="float" office:value="915.659764878168" calcext:value-type="float">
            <text:p>915.6597648781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8.165372168285" calcext:value-type="float">
            <text:p>898.165372168285</text:p>
          </table:table-cell>
          <table:table-cell office:value-type="float" office:value="915.383714698" calcext:value-type="float">
            <text:p>915.3837146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7.067147659261" calcext:value-type="float">
            <text:p>897.067147659261</text:p>
          </table:table-cell>
          <table:table-cell office:value-type="float" office:value="915.187821504747" calcext:value-type="float">
            <text:p>915.1878215047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1.605812897366" calcext:value-type="float">
            <text:p>901.605812897366</text:p>
          </table:table-cell>
          <table:table-cell office:value-type="float" office:value="919.679272298492" calcext:value-type="float">
            <text:p>919.6792722984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00.228471731816" calcext:value-type="float">
            <text:p>900.228471731816</text:p>
          </table:table-cell>
          <table:table-cell office:value-type="float" office:value="917.998898631762" calcext:value-type="float">
            <text:p>917.9988986317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4.059510801042" calcext:value-type="float">
            <text:p>904.059510801042</text:p>
          </table:table-cell>
          <table:table-cell office:value-type="float" office:value="921.605072618997" calcext:value-type="float">
            <text:p>921.6050726189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7.568172260072" calcext:value-type="float">
            <text:p>897.568172260072</text:p>
          </table:table-cell>
          <table:table-cell office:value-type="float" office:value="915.15629689979" calcext:value-type="float">
            <text:p>915.156296899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98.23940633301" calcext:value-type="float">
            <text:p>898.23940633301</text:p>
          </table:table-cell>
          <table:table-cell office:value-type="float" office:value="916.438785167341" calcext:value-type="float">
            <text:p>916.4387851673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94.203186568443" calcext:value-type="float">
            <text:p>894.203186568443</text:p>
          </table:table-cell>
          <table:table-cell office:value-type="float" office:value="912.533589754797" calcext:value-type="float">
            <text:p>912.5335897547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9.763224832938" calcext:value-type="float">
            <text:p>899.763224832938</text:p>
          </table:table-cell>
          <table:table-cell office:value-type="float" office:value="917.040513226118" calcext:value-type="float">
            <text:p>917.0405132261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02.795747647264" calcext:value-type="float">
            <text:p>902.795747647264</text:p>
          </table:table-cell>
          <table:table-cell office:value-type="float" office:value="919.828117370267" calcext:value-type="float">
            <text:p>919.8281173702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1.515514902184" calcext:value-type="float">
            <text:p>901.515514902184</text:p>
          </table:table-cell>
          <table:table-cell office:value-type="float" office:value="919.955696485195" calcext:value-type="float">
            <text:p>919.9556964851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02.158296082041" calcext:value-type="float">
            <text:p>902.158296082041</text:p>
          </table:table-cell>
          <table:table-cell office:value-type="float" office:value="920.76003041553" calcext:value-type="float">
            <text:p>920.760030415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4.835349815886" calcext:value-type="float">
            <text:p>894.835349815886</text:p>
          </table:table-cell>
          <table:table-cell office:value-type="float" office:value="913.005814473567" calcext:value-type="float">
            <text:p>913.0058144735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7.980952380953" calcext:value-type="float">
            <text:p>897.980952380953</text:p>
          </table:table-cell>
          <table:table-cell office:value-type="float" office:value="916.653524169592" calcext:value-type="float">
            <text:p>916.6535241695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9.320499711021" calcext:value-type="float">
            <text:p>899.320499711021</text:p>
          </table:table-cell>
          <table:table-cell office:value-type="float" office:value="917.596915400318" calcext:value-type="float">
            <text:p>917.5969154003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2.146328437917" calcext:value-type="float">
            <text:p>892.146328437917</text:p>
          </table:table-cell>
          <table:table-cell office:value-type="float" office:value="910.874591057797" calcext:value-type="float">
            <text:p>910.8745910577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0.799212774523" calcext:value-type="float">
            <text:p>900.799212774523</text:p>
          </table:table-cell>
          <table:table-cell office:value-type="float" office:value="919.176631675034" calcext:value-type="float">
            <text:p>919.1766316750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9.872103466858" calcext:value-type="float">
            <text:p>899.872103466858</text:p>
          </table:table-cell>
          <table:table-cell office:value-type="float" office:value="918.600898505547" calcext:value-type="float">
            <text:p>918.6008985055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1.436964057654" calcext:value-type="float">
            <text:p>891.436964057654</text:p>
          </table:table-cell>
          <table:table-cell office:value-type="float" office:value="909.779722558421" calcext:value-type="float">
            <text:p>909.7797225584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7.253944954128" calcext:value-type="float">
            <text:p>897.253944954128</text:p>
          </table:table-cell>
          <table:table-cell office:value-type="float" office:value="916.251826869028" calcext:value-type="float">
            <text:p>916.2518268690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1.745416111392" calcext:value-type="float">
            <text:p>891.745416111392</text:p>
          </table:table-cell>
          <table:table-cell office:value-type="float" office:value="910.489935719983" calcext:value-type="float">
            <text:p>910.4899357199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7.025880594226" calcext:value-type="float">
            <text:p>897.025880594226</text:p>
          </table:table-cell>
          <table:table-cell office:value-type="float" office:value="916.287841191067" calcext:value-type="float">
            <text:p>916.2878411910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00.544509482557" calcext:value-type="float">
            <text:p>900.544509482557</text:p>
          </table:table-cell>
          <table:table-cell office:value-type="float" office:value="919.92996890696" calcext:value-type="float">
            <text:p>919.929968906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7.690242057489" calcext:value-type="float">
            <text:p>897.690242057489</text:p>
          </table:table-cell>
          <table:table-cell office:value-type="float" office:value="917.070466070997" calcext:value-type="float">
            <text:p>917.0704660709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5.753240609329" calcext:value-type="float">
            <text:p>895.753240609329</text:p>
          </table:table-cell>
          <table:table-cell office:value-type="float" office:value="916.4334736944" calcext:value-type="float">
            <text:p>916.43347369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5.316170861937" calcext:value-type="float">
            <text:p>895.316170861937</text:p>
          </table:table-cell>
          <table:table-cell office:value-type="float" office:value="916.820542862722" calcext:value-type="float">
            <text:p>916.8205428627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00.073341653067" calcext:value-type="float">
            <text:p>900.073341653067</text:p>
          </table:table-cell>
          <table:table-cell office:value-type="float" office:value="919.356768152179" calcext:value-type="float">
            <text:p>919.3567681521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8.664480347239" calcext:value-type="float">
            <text:p>898.664480347239</text:p>
          </table:table-cell>
          <table:table-cell office:value-type="float" office:value="917.739952718676" calcext:value-type="float">
            <text:p>917.739952718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5.715974038555" calcext:value-type="float">
            <text:p>895.715974038555</text:p>
          </table:table-cell>
          <table:table-cell office:value-type="float" office:value="914.225430096895" calcext:value-type="float">
            <text:p>914.2254300968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6.161643570113" calcext:value-type="float">
            <text:p>896.161643570113</text:p>
          </table:table-cell>
          <table:table-cell office:value-type="float" office:value="915.457704301342" calcext:value-type="float">
            <text:p>915.4577043013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91.024076420704" calcext:value-type="float">
            <text:p>891.024076420704</text:p>
          </table:table-cell>
          <table:table-cell office:value-type="float" office:value="910.686924034869" calcext:value-type="float">
            <text:p>910.6869240348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96.844424942714" calcext:value-type="float">
            <text:p>896.844424942714</text:p>
          </table:table-cell>
          <table:table-cell office:value-type="float" office:value="916.871454917011" calcext:value-type="float">
            <text:p>916.8714549170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4.840296759078" calcext:value-type="float">
            <text:p>894.840296759078</text:p>
          </table:table-cell>
          <table:table-cell office:value-type="float" office:value="914.662143284773" calcext:value-type="float">
            <text:p>914.6621432847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9.158227848101" calcext:value-type="float">
            <text:p>899.158227848101</text:p>
          </table:table-cell>
          <table:table-cell office:value-type="float" office:value="917.579170451105" calcext:value-type="float">
            <text:p>917.5791704511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8.140460282108" calcext:value-type="float">
            <text:p>898.140460282108</text:p>
          </table:table-cell>
          <table:table-cell office:value-type="float" office:value="917.855849476506" calcext:value-type="float">
            <text:p>917.8558494765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7.85851771009" calcext:value-type="float">
            <text:p>897.85851771009</text:p>
          </table:table-cell>
          <table:table-cell office:value-type="float" office:value="917.102812262478" calcext:value-type="float">
            <text:p>917.1028122624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4.040058084222" calcext:value-type="float">
            <text:p>904.040058084222</text:p>
          </table:table-cell>
          <table:table-cell office:value-type="float" office:value="923.131199509152" calcext:value-type="float">
            <text:p>923.131199509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09:19:16.883820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5:34:39.625676515</meta:creation-date>
    <meta:editing-duration>P3DT6H22M59S</meta:editing-duration>
    <meta:editing-cycles>3</meta:editing-cycles>
    <meta:generator>LibreOffice/6.0.3.2$Linux_X86_64 LibreOffice_project/00m0$Build-2</meta:generator>
    <dc:date>2018-11-12T09:19:48.011882067</dc:date>
    <meta:document-statistic meta:table-count="3" meta:cell-count="792" meta:object-count="0"/>
  </office:meta>
</office:document-meta>
</file>